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style:vertical-align="automatic" fo:background-color="#FFFFFF" style:cell-protect="protected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/>
    </style:style>
    <style:style style:name="ce8" style:family="table-cell" style:parent-style-name="Normal_80809_32_working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style:vertical-align="automatic" fo:background-color="#FFFFFF"/>
      <style:text-properties fo:color="#008080" style:font-name="Tms Rmn" style:font-name-asian="Tms Rmn" style:font-name-complex="Tms Rmn"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 fo:font-size="14pt" style:font-size-asian="14pt" style:font-size-complex="14pt"/>
    </style:style>
    <style:style style:name="ce11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 fo:font-size="14pt" style:font-size-asian="14pt" style:font-size-complex="14pt"/>
    </style:style>
    <style:style style:name="ce12" style:family="table-cell" style:parent-style-name="Default" style:data-style-name="N0">
      <style:table-cell-properties fo:background-color="#FFFFFF"/>
      <style:text-properties style:font-name="tms rmn" style:font-name-asian="tms rmn" style:font-name-complex="tms rmn" fo:font-size="14pt" style:font-size-asian="14pt" style:font-size-complex="14pt"/>
    </style:style>
    <style:style style:name="ce13" style:family="table-cell" style:parent-style-name="Normal_80809_32_working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Normal_80809_32_working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Normal_80809_32_working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6" style:family="table-cell" style:parent-style-name="Normal_80809_32_working" style:data-style-name="N0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#FFFFFF"/>
    </style:style>
    <style:style style:name="ce20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21" style:family="table-cell" style:parent-style-name="Default" style:data-style-name="N3">
      <style:table-cell-properties style:vertical-align="automatic" fo:background-color="#FFFFFF"/>
      <style:text-properties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none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style:vertical-align="automatic" fo:background-color="transparent"/>
      <style:text-properties fo:font-weight="bold" style:font-weight-asian="bold" style:font-weight-complex="bold"/>
    </style:style>
    <style:style style:name="ce24" style:family="table-cell" style:parent-style-name="Default" style:data-style-name="N3">
      <style:table-cell-properties style:vertical-align="automatic" fo:background-color="#FFFFFF"/>
    </style:style>
    <style:style style:name="ce25" style:family="table-cell" style:parent-style-name="Default" style:data-style-name="N0">
      <style:table-cell-properties style:vertical-align="automatic" fo:background-color="transparent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28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30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31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3" style:family="table-cell" style:parent-style-name="Normal_80909_32_working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4" style:family="table-cell" style:parent-style-name="Default" style:data-style-name="N0">
      <style:table-cell-properties fo:background-color="#FFFFFF"/>
      <style:text-properties style:font-name="Tms Rmn" style:font-name-asian="Tms Rmn" style:font-name-complex="Tms Rmn"/>
    </style:style>
    <style:style style:name="ce35" style:family="table-cell" style:parent-style-name="Normal_81009_32_working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6" style:family="table-cell" style:parent-style-name="Normal_80909_32_working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7" style:family="table-cell" style:parent-style-name="Hyperlink" style:data-style-name="N0">
      <style:table-cell-properties style:vertical-align="automatic" fo:background-color="#FFFFFF"/>
      <style:text-properties fo:color="#0000FF" fo:font-size="12pt" style:font-size-asian="12pt" style:font-size-complex="12pt" style:text-underline-style="solid" style:text-underline-type="single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0.451041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2.9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I0503" table:style-name="ta1">
        <table:table-column table:style-name="co1" table:default-cell-style-name="ce29"/>
        <table:table-column table:style-name="co2" table:number-columns-repeated="15" table:default-cell-style-name="ce29"/>
        <table:table-column table:style-name="co3" table:number-columns-repeated="16368" table:default-cell-style-name="ce29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1">
          <table:table-cell office:value-type="string" table:number-columns-spanned="8" table:number-rows-spanned="1" table:style-name="ce37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4"/>
        </table:table-row>
        <table:table-row table:style-name="ro1">
          <table:table-cell table:style-name="ce5"/>
          <table:table-cell table:number-columns-repeated="16383" table:style-name="ce4"/>
        </table:table-row>
        <table:table-row table:style-name="ro1">
          <table:table-cell office:value-type="string" table:style-name="ce6">
            <text:p>Table TSGB0807 (RAI0503)</text:p>
          </table:table-cell>
          <table:table-cell table:number-columns-repeated="4" table:style-name="ce7"/>
          <table:table-cell table:number-columns-repeated="16379" table:style-name="ce8"/>
        </table:table-row>
        <table:table-row table:style-name="ro2">
          <table:table-cell office:value-type="string" table:style-name="ce6">
            <text:p>Railway<text:span text:style-name="T2">1</text:span><text:s/>accidents: train accidents: GB annual from 2001/02</text:p>
          </table:table-cell>
          <table:table-cell table:number-columns-repeated="9" table:style-name="ce9"/>
          <table:table-cell table:number-columns-repeated="3" table:style-name="ce10"/>
          <table:table-cell table:number-columns-repeated="3" table:style-name="ce11"/>
          <table:table-cell table:number-columns-repeated="16368" table:style-name="ce12"/>
        </table:table-row>
        <table:table-row table:style-name="ro1">
          <table:table-cell table:style-name="ce13"/>
          <table:table-cell table:number-columns-repeated="9" table:style-name="ce14"/>
          <table:table-cell table:style-name="ce13"/>
          <table:table-cell table:number-columns-repeated="6" table:style-name="ce15"/>
          <table:table-cell office:value-type="string" table:style-name="ce15">
            <text:p>Number</text:p>
          </table:table-cell>
          <table:table-cell table:number-columns-repeated="16366" table:style-name="ce16"/>
        </table:table-row>
        <table:table-row table:style-name="ro2">
          <table:table-cell table:style-name="ce17"/>
          <table:table-cell office:value-type="string" table:style-name="ce18">
            <text:p>2001/02</text:p>
          </table:table-cell>
          <table:table-cell office:value-type="string" table:style-name="ce18">
            <text:p>2002/03</text:p>
          </table:table-cell>
          <table:table-cell office:value-type="string" table:style-name="ce18">
            <text:p>2003/04</text:p>
          </table:table-cell>
          <table:table-cell office:value-type="string" table:style-name="ce18">
            <text:p>2004/05</text:p>
          </table:table-cell>
          <table:table-cell office:value-type="string" table:style-name="ce18">
            <text:p>2005/06</text:p>
          </table:table-cell>
          <table:table-cell office:value-type="string" table:style-name="ce18">
            <text:p>2006/07</text:p>
          </table:table-cell>
          <table:table-cell office:value-type="string" table:style-name="ce18">
            <text:p>2007/08</text:p>
          </table:table-cell>
          <table:table-cell office:value-type="string" table:style-name="ce18">
            <text:p>2008/09</text:p>
          </table:table-cell>
          <table:table-cell office:value-type="string" table:style-name="ce18">
            <text:p>2009/10</text:p>
          </table:table-cell>
          <table:table-cell office:value-type="string" table:style-name="ce18">
            <text:p>2010/11</text:p>
          </table:table-cell>
          <table:table-cell office:value-type="string" table:style-name="ce18">
            <text:p>2011/12</text:p>
          </table:table-cell>
          <table:table-cell office:value-type="string" table:style-name="ce18">
            <text:p>2012/13</text:p>
          </table:table-cell>
          <table:table-cell office:value-type="string" table:style-name="ce18">
            <text:p>2013/14R</text:p>
          </table:table-cell>
          <table:table-cell office:value-type="string" table:style-name="ce18">
            <text:p>2014/15R</text:p>
          </table:table-cell>
          <table:table-cell office:value-type="string" table:style-name="ce18">
            <text:p>2015/16R</text:p>
          </table:table-cell>
          <table:table-cell office:value-type="string" table:style-name="ce18">
            <text:p>2016/17R</text:p>
          </table:table-cell>
          <table:table-cell office:value-type="string" table:style-name="ce18">
            <text:p>2017/18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20">
            <text:p>Potentially high risk train accidents (PHRTAs)</text:p>
          </table:table-cell>
          <table:table-cell office:value-type="float" office:value="69" table:style-name="ce21">
            <text:p>69</text:p>
          </table:table-cell>
          <table:table-cell office:value-type="float" office:value="65" table:style-name="ce21">
            <text:p>65</text:p>
          </table:table-cell>
          <table:table-cell office:value-type="float" office:value="53" table:style-name="ce21">
            <text:p>53</text:p>
          </table:table-cell>
          <table:table-cell office:value-type="float" office:value="63" table:style-name="ce21">
            <text:p>63</text:p>
          </table:table-cell>
          <table:table-cell office:value-type="float" office:value="46" table:style-name="ce21">
            <text:p>46</text:p>
          </table:table-cell>
          <table:table-cell office:value-type="float" office:value="45" table:style-name="ce21">
            <text:p>45</text:p>
          </table:table-cell>
          <table:table-cell office:value-type="float" office:value="42" table:style-name="ce21">
            <text:p>42</text:p>
          </table:table-cell>
          <table:table-cell office:value-type="float" office:value="49" table:style-name="ce21">
            <text:p>49</text:p>
          </table:table-cell>
          <table:table-cell office:value-type="float" office:value="42" table:style-name="ce21">
            <text:p>42</text:p>
          </table:table-cell>
          <table:table-cell office:value-type="float" office:value="18" table:style-name="ce21">
            <text:p>18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1">
            <text:p>34</text:p>
          </table:table-cell>
          <table:table-cell office:value-type="float" office:value="32" table:style-name="ce21">
            <text:p>32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1">
            <text:p>25</text:p>
          </table:table-cell>
          <table:table-cell office:value-type="float" office:value="22" table:style-name="ce21">
            <text:p>22</text:p>
          </table:table-cell>
          <table:table-cell office:value-type="float" office:value="19" table:style-name="ce22">
            <text:p>19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20">
            <text:p><text:s text:c="2"/>Involving passenger trains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1">
            <text:p>34</text:p>
          </table:table-cell>
          <table:table-cell office:value-type="float" office:value="26" table:style-name="ce21">
            <text:p>26</text:p>
          </table:table-cell>
          <table:table-cell office:value-type="float" office:value="35" table:style-name="ce21">
            <text:p>35</text:p>
          </table:table-cell>
          <table:table-cell office:value-type="float" office:value="23" table:style-name="ce21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19" table:style-name="ce21">
            <text:p>19</text:p>
          </table:table-cell>
          <table:table-cell office:value-type="float" office:value="31" table:style-name="ce21">
            <text:p>31</text:p>
          </table:table-cell>
          <table:table-cell office:value-type="float" office:value="26" table:style-name="ce21">
            <text:p>26</text:p>
          </table:table-cell>
          <table:table-cell office:value-type="float" office:value="14" table:style-name="ce21">
            <text:p>14</text:p>
          </table:table-cell>
          <table:table-cell office:value-type="float" office:value="18" table:style-name="ce21">
            <text:p>18</text:p>
          </table:table-cell>
          <table:table-cell office:value-type="float" office:value="20" table:style-name="ce21">
            <text:p>20</text:p>
          </table:table-cell>
          <table:table-cell office:value-type="float" office:value="17" table:style-name="ce21">
            <text:p>17</text:p>
          </table:table-cell>
          <table:table-cell office:value-type="float" office:value="7" table:style-name="ce21">
            <text:p>7</text:p>
          </table:table-cell>
          <table:table-cell office:value-type="float" office:value="15" table:style-name="ce21">
            <text:p>15</text:p>
          </table:table-cell>
          <table:table-cell office:value-type="float" office:value="15" table:style-name="ce21">
            <text:p>15</text:p>
          </table:table-cell>
          <table:table-cell office:value-type="float" office:value="12" table:style-name="ce23">
            <text:p>12</text:p>
          </table:table-cell>
          <table:table-cell table:style-name="ce24"/>
          <table:table-cell table:number-columns-repeated="16365" table:style-name="ce19"/>
        </table:table-row>
        <table:table-row table:style-name="ro1">
          <table:table-cell office:value-type="string" table:style-name="ce19">
            <text:p><text:s text:c="4"/>Buffer stop collisions</text:p>
          </table:table-cell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6" table:style-name="ce24">
            <text:p>6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25">
            <text:p>2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Collisions between trains</text:p>
          </table:table-cell>
          <table:table-cell office:value-type="float" office:value="2" table:style-name="ce24">
            <text:p>2</text:p>
          </table:table-cell>
          <table:table-cell office:value-type="float" office:value="5" table:style-name="ce24">
            <text:p>5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6" table:style-name="ce24">
            <text:p>6</text:p>
          </table:table-cell>
          <table:table-cell office:value-type="float" office:value="4" table:style-name="ce24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25">
            <text:p>3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Collisions with road vehicles at level crossings</text:p>
          </table:table-cell>
          <table:table-cell office:value-type="float" office:value="16" table:style-name="ce24">
            <text:p>16</text:p>
          </table:table-cell>
          <table:table-cell office:value-type="float" office:value="18" table:style-name="ce24">
            <text:p>18</text:p>
          </table:table-cell>
          <table:table-cell office:value-type="float" office:value="14" table:style-name="ce24">
            <text:p>14</text:p>
          </table:table-cell>
          <table:table-cell office:value-type="float" office:value="15" table:style-name="ce24">
            <text:p>15</text:p>
          </table:table-cell>
          <table:table-cell office:value-type="float" office:value="13" table:style-name="ce24">
            <text:p>13</text:p>
          </table:table-cell>
          <table:table-cell office:value-type="float" office:value="9" table:style-name="ce24">
            <text:p>9</text:p>
          </table:table-cell>
          <table:table-cell office:value-type="float" office:value="7" table:style-name="ce24">
            <text:p>7</text:p>
          </table:table-cell>
          <table:table-cell office:value-type="float" office:value="18" table:style-name="ce24">
            <text:p>18</text:p>
          </table:table-cell>
          <table:table-cell office:value-type="float" office:value="12" table:style-name="ce24">
            <text:p>12</text:p>
          </table:table-cell>
          <table:table-cell office:value-type="float" office:value="5" table:style-name="ce24">
            <text:p>5</text:p>
          </table:table-cell>
          <table:table-cell office:value-type="float" office:value="9" table:style-name="ce19">
            <text:p>9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25">
            <text:p>5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Collisions with road vehicles at other locations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5" table:style-name="ce24">
            <text:p>5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25">
            <text:p>0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Derailments<text:span text:style-name="T3">2</text:span></text:p>
          </table:table-cell>
          <table:table-cell office:value-type="float" office:value="9" table:style-name="ce24">
            <text:p>9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11" table:style-name="ce24">
            <text:p>11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4">
            <text:p>3</text:p>
          </table:table-cell>
          <table:table-cell office:value-type="float" office:value="8" table:style-name="ce24">
            <text:p>8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25">
            <text:p>2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Struck by large falling objects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66" table:style-name="ce19"/>
        </table:table-row>
        <table:table-row table:style-name="ro1">
          <table:table-cell table:style-name="ce19"/>
          <table:table-cell table:number-columns-repeated="15" table:style-name="ce24"/>
          <table:table-cell table:style-name="ce19"/>
          <table:table-cell table:style-name="ce25"/>
          <table:table-cell table:number-columns-repeated="16366" table:style-name="ce19"/>
        </table:table-row>
        <table:table-row table:style-name="ro1">
          <table:table-cell office:value-type="string" table:style-name="ce20">
            <text:p><text:s text:c="2"/>Not involving passenger trains</text:p>
          </table:table-cell>
          <table:table-cell office:value-type="float" office:value="36" table:style-name="ce21">
            <text:p>36</text:p>
          </table:table-cell>
          <table:table-cell office:value-type="float" office:value="31" table:style-name="ce21">
            <text:p>31</text:p>
          </table:table-cell>
          <table:table-cell office:value-type="float" office:value="27" table:style-name="ce21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3" table:style-name="ce21">
            <text:p>23</text:p>
          </table:table-cell>
          <table:table-cell office:value-type="float" office:value="21" table:style-name="ce21">
            <text:p>21</text:p>
          </table:table-cell>
          <table:table-cell office:value-type="float" office:value="23" table:style-name="ce21">
            <text:p>23</text:p>
          </table:table-cell>
          <table:table-cell office:value-type="float" office:value="18" table:style-name="ce21">
            <text:p>18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1">
            <text:p>4</text:p>
          </table:table-cell>
          <table:table-cell office:value-type="float" office:value="15" table:style-name="ce21">
            <text:p>15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8" table:style-name="ce21">
            <text:p>18</text:p>
          </table:table-cell>
          <table:table-cell office:value-type="float" office:value="10" table:style-name="ce21">
            <text:p>10</text:p>
          </table:table-cell>
          <table:table-cell office:value-type="float" office:value="7" table:style-name="ce21">
            <text:p>7</text:p>
          </table:table-cell>
          <table:table-cell office:value-type="float" office:value="7" table:style-name="ce23">
            <text:p>7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Buffer stop collisions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25">
            <text:p>0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Collisions between trains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25">
            <text:p>0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Collisions with road vehicles at level crossings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25">
            <text:p>2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Collisions with road vehicles at other locations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Derailments<text:span text:style-name="T3">2</text:span></text:p>
          </table:table-cell>
          <table:table-cell office:value-type="float" office:value="33" table:style-name="ce24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22" table:style-name="ce24">
            <text:p>22</text:p>
          </table:table-cell>
          <table:table-cell office:value-type="float" office:value="19" table:style-name="ce24">
            <text:p>19</text:p>
          </table:table-cell>
          <table:table-cell office:value-type="float" office:value="18" table:style-name="ce24">
            <text:p>18</text:p>
          </table:table-cell>
          <table:table-cell office:value-type="float" office:value="15" table:style-name="ce24">
            <text:p>15</text:p>
          </table:table-cell>
          <table:table-cell office:value-type="float" office:value="17" table:style-name="ce24">
            <text:p>17</text:p>
          </table:table-cell>
          <table:table-cell office:value-type="float" office:value="13" table:style-name="ce24">
            <text:p>13</text:p>
          </table:table-cell>
          <table:table-cell office:value-type="float" office:value="12" table:style-name="ce24">
            <text:p>12</text:p>
          </table:table-cell>
          <table:table-cell office:value-type="float" office:value="3" table:style-name="ce24">
            <text:p>3</text:p>
          </table:table-cell>
          <table:table-cell office:value-type="float" office:value="13" table:style-name="ce19">
            <text:p>13</text:p>
          </table:table-cell>
          <table:table-cell office:value-type="float" office:value="9" table:style-name="ce19">
            <text:p>9</text:p>
          </table:table-cell>
          <table:table-cell office:value-type="float" office:value="11" table:style-name="ce19">
            <text:p>11</text:p>
          </table:table-cell>
          <table:table-cell office:value-type="float" office:value="16" table:style-name="ce19">
            <text:p>16</text:p>
          </table:table-cell>
          <table:table-cell office:value-type="float" office:value="8" table:style-name="ce19">
            <text:p>8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Struck by large falling objects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66" table:style-name="ce19"/>
        </table:table-row>
        <table:table-row table:style-name="ro1">
          <table:table-cell table:style-name="ce19"/>
          <table:table-cell table:number-columns-repeated="15" table:style-name="ce24"/>
          <table:table-cell table:style-name="ce19"/>
          <table:table-cell table:style-name="ce25"/>
          <table:table-cell table:number-columns-repeated="16366" table:style-name="ce19"/>
        </table:table-row>
        <table:table-row table:style-name="ro1">
          <table:table-cell office:value-type="string" table:style-name="ce20">
            <text:p>Non-PHRTAs</text:p>
          </table:table-cell>
          <table:table-cell office:value-type="float" office:value="1528" table:style-name="ce21">
            <text:p>1,528</text:p>
          </table:table-cell>
          <table:table-cell office:value-type="float" office:value="1191" table:style-name="ce21">
            <text:p>1,191</text:p>
          </table:table-cell>
          <table:table-cell office:value-type="float" office:value="997" table:style-name="ce21">
            <text:p>997</text:p>
          </table:table-cell>
          <table:table-cell office:value-type="float" office:value="937" table:style-name="ce21">
            <text:p>937</text:p>
          </table:table-cell>
          <table:table-cell office:value-type="float" office:value="753" table:style-name="ce21">
            <text:p>753</text:p>
          </table:table-cell>
          <table:table-cell office:value-type="float" office:value="779" table:style-name="ce21">
            <text:p>779</text:p>
          </table:table-cell>
          <table:table-cell office:value-type="float" office:value="737" table:style-name="ce21">
            <text:p>737</text:p>
          </table:table-cell>
          <table:table-cell office:value-type="float" office:value="647" table:style-name="ce21">
            <text:p>647</text:p>
          </table:table-cell>
          <table:table-cell office:value-type="float" office:value="535" table:style-name="ce21">
            <text:p>535</text:p>
          </table:table-cell>
          <table:table-cell office:value-type="float" office:value="502" table:style-name="ce21">
            <text:p>502</text:p>
          </table:table-cell>
          <table:table-cell office:value-type="float" office:value="512" table:style-name="ce21">
            <text:p>512</text:p>
          </table:table-cell>
          <table:table-cell office:value-type="float" office:value="659" table:style-name="ce21">
            <text:p>659</text:p>
          </table:table-cell>
          <table:table-cell office:value-type="float" office:value="422" table:style-name="ce21">
            <text:p>422</text:p>
          </table:table-cell>
          <table:table-cell office:value-type="float" office:value="413" table:style-name="ce21">
            <text:p>413</text:p>
          </table:table-cell>
          <table:table-cell office:value-type="float" office:value="390" table:style-name="ce21">
            <text:p>390</text:p>
          </table:table-cell>
          <table:table-cell office:value-type="float" office:value="325" table:style-name="ce21">
            <text:p>325</text:p>
          </table:table-cell>
          <table:table-cell office:value-type="float" office:value="292" table:style-name="ce23">
            <text:p>292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20">
            <text:p><text:s text:c="2"/>Involving passenger trains</text:p>
          </table:table-cell>
          <table:table-cell office:value-type="float" office:value="1220" table:style-name="ce21">
            <text:p>1,220</text:p>
          </table:table-cell>
          <table:table-cell office:value-type="float" office:value="985" table:style-name="ce21">
            <text:p>985</text:p>
          </table:table-cell>
          <table:table-cell office:value-type="float" office:value="850" table:style-name="ce21">
            <text:p>850</text:p>
          </table:table-cell>
          <table:table-cell office:value-type="float" office:value="807" table:style-name="ce21">
            <text:p>807</text:p>
          </table:table-cell>
          <table:table-cell office:value-type="float" office:value="621" table:style-name="ce21">
            <text:p>621</text:p>
          </table:table-cell>
          <table:table-cell office:value-type="float" office:value="664" table:style-name="ce21">
            <text:p>664</text:p>
          </table:table-cell>
          <table:table-cell office:value-type="float" office:value="620" table:style-name="ce21">
            <text:p>620</text:p>
          </table:table-cell>
          <table:table-cell office:value-type="float" office:value="553" table:style-name="ce21">
            <text:p>553</text:p>
          </table:table-cell>
          <table:table-cell office:value-type="float" office:value="469" table:style-name="ce21">
            <text:p>469</text:p>
          </table:table-cell>
          <table:table-cell office:value-type="float" office:value="440" table:style-name="ce21">
            <text:p>440</text:p>
          </table:table-cell>
          <table:table-cell office:value-type="float" office:value="432" table:style-name="ce21">
            <text:p>432</text:p>
          </table:table-cell>
          <table:table-cell office:value-type="float" office:value="561" table:style-name="ce21">
            <text:p>561</text:p>
          </table:table-cell>
          <table:table-cell office:value-type="float" office:value="357" table:style-name="ce21">
            <text:p>357</text:p>
          </table:table-cell>
          <table:table-cell office:value-type="float" office:value="368" table:style-name="ce21">
            <text:p>368</text:p>
          </table:table-cell>
          <table:table-cell office:value-type="float" office:value="332" table:style-name="ce21">
            <text:p>332</text:p>
          </table:table-cell>
          <table:table-cell office:value-type="float" office:value="280" table:style-name="ce21">
            <text:p>280</text:p>
          </table:table-cell>
          <table:table-cell office:value-type="float" office:value="250" table:style-name="ce23">
            <text:p>250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Collisions with animals</text:p>
          </table:table-cell>
          <table:table-cell office:value-type="float" office:value="97" table:style-name="ce24">
            <text:p>97</text:p>
          </table:table-cell>
          <table:table-cell office:value-type="float" office:value="92" table:style-name="ce24">
            <text:p>92</text:p>
          </table:table-cell>
          <table:table-cell office:value-type="float" office:value="96" table:style-name="ce24">
            <text:p>96</text:p>
          </table:table-cell>
          <table:table-cell office:value-type="float" office:value="108" table:style-name="ce24">
            <text:p>108</text:p>
          </table:table-cell>
          <table:table-cell office:value-type="float" office:value="120" table:style-name="ce24">
            <text:p>120</text:p>
          </table:table-cell>
          <table:table-cell office:value-type="float" office:value="126" table:style-name="ce24">
            <text:p>126</text:p>
          </table:table-cell>
          <table:table-cell office:value-type="float" office:value="113" table:style-name="ce24">
            <text:p>113</text:p>
          </table:table-cell>
          <table:table-cell office:value-type="float" office:value="117" table:style-name="ce24">
            <text:p>117</text:p>
          </table:table-cell>
          <table:table-cell office:value-type="float" office:value="144" table:style-name="ce24">
            <text:p>144</text:p>
          </table:table-cell>
          <table:table-cell office:value-type="float" office:value="168" table:style-name="ce24">
            <text:p>168</text:p>
          </table:table-cell>
          <table:table-cell office:value-type="float" office:value="169" table:style-name="ce19">
            <text:p>169</text:p>
          </table:table-cell>
          <table:table-cell office:value-type="float" office:value="324" table:style-name="ce19">
            <text:p>324</text:p>
          </table:table-cell>
          <table:table-cell office:value-type="float" office:value="101" table:style-name="ce19">
            <text:p>101</text:p>
          </table:table-cell>
          <table:table-cell office:value-type="float" office:value="116" table:style-name="ce19">
            <text:p>116</text:p>
          </table:table-cell>
          <table:table-cell office:value-type="float" office:value="96" table:style-name="ce19">
            <text:p>96</text:p>
          </table:table-cell>
          <table:table-cell office:value-type="float" office:value="105" table:style-name="ce19">
            <text:p>105</text:p>
          </table:table-cell>
          <table:table-cell office:value-type="float" office:value="91" table:style-name="ce25">
            <text:p>91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Collisions with other objects</text:p>
          </table:table-cell>
          <table:table-cell office:value-type="float" office:value="316" table:style-name="ce24">
            <text:p>316</text:p>
          </table:table-cell>
          <table:table-cell office:value-type="float" office:value="229" table:style-name="ce24">
            <text:p>229</text:p>
          </table:table-cell>
          <table:table-cell office:value-type="float" office:value="176" table:style-name="ce24">
            <text:p>176</text:p>
          </table:table-cell>
          <table:table-cell office:value-type="float" office:value="181" table:style-name="ce24">
            <text:p>181</text:p>
          </table:table-cell>
          <table:table-cell office:value-type="float" office:value="157" table:style-name="ce24">
            <text:p>157</text:p>
          </table:table-cell>
          <table:table-cell office:value-type="float" office:value="173" table:style-name="ce24">
            <text:p>173</text:p>
          </table:table-cell>
          <table:table-cell office:value-type="float" office:value="187" table:style-name="ce24">
            <text:p>187</text:p>
          </table:table-cell>
          <table:table-cell office:value-type="float" office:value="155" table:style-name="ce24">
            <text:p>155</text:p>
          </table:table-cell>
          <table:table-cell office:value-type="float" office:value="110" table:style-name="ce24">
            <text:p>110</text:p>
          </table:table-cell>
          <table:table-cell office:value-type="float" office:value="116" table:style-name="ce24">
            <text:p>116</text:p>
          </table:table-cell>
          <table:table-cell office:value-type="float" office:value="160" table:style-name="ce19">
            <text:p>160</text:p>
          </table:table-cell>
          <table:table-cell office:value-type="float" office:value="126" table:style-name="ce19">
            <text:p>126</text:p>
          </table:table-cell>
          <table:table-cell office:value-type="float" office:value="168" table:style-name="ce19">
            <text:p>168</text:p>
          </table:table-cell>
          <table:table-cell office:value-type="float" office:value="158" table:style-name="ce19">
            <text:p>158</text:p>
          </table:table-cell>
          <table:table-cell office:value-type="float" office:value="142" table:style-name="ce19">
            <text:p>142</text:p>
          </table:table-cell>
          <table:table-cell office:value-type="float" office:value="88" table:style-name="ce19">
            <text:p>88</text:p>
          </table:table-cell>
          <table:table-cell office:value-type="float" office:value="91" table:style-name="ce25">
            <text:p>91</text:p>
          </table:table-cell>
          <table:table-cell table:style-name="ce24"/>
          <table:table-cell table:number-columns-repeated="16365" table:style-name="ce19"/>
        </table:table-row>
        <table:table-row table:style-name="ro1">
          <table:table-cell office:value-type="string" table:style-name="ce19">
            <text:p><text:s text:c="4"/>Open door collisions</text:p>
          </table:table-cell>
          <table:table-cell office:value-type="float" office:value="52" table:style-name="ce24">
            <text:p>52</text:p>
          </table:table-cell>
          <table:table-cell office:value-type="float" office:value="36" table:style-name="ce24">
            <text:p>36</text:p>
          </table:table-cell>
          <table:table-cell office:value-type="float" office:value="29" table:style-name="ce24">
            <text:p>29</text:p>
          </table:table-cell>
          <table:table-cell office:value-type="float" office:value="15" table:style-name="ce24">
            <text:p>15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25">
            <text:p>0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Roll back collisions</text:p>
          </table:table-cell>
          <table:table-cell office:value-type="float" office:value="8" table:style-name="ce24">
            <text:p>8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0" table:style-name="ce24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6" table:style-name="ce24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Striking level crossing gates/barriers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float" office:value="6" table:style-name="ce24">
            <text:p>6</text:p>
          </table:table-cell>
          <table:table-cell office:value-type="float" office:value="2" table:style-name="ce24">
            <text:p>2</text:p>
          </table:table-cell>
          <table:table-cell office:value-type="float" office:value="7" table:style-name="ce24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25">
            <text:p>4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Struck by missiles</text:p>
          </table:table-cell>
          <table:table-cell office:value-type="float" office:value="478" table:style-name="ce24">
            <text:p>478</text:p>
          </table:table-cell>
          <table:table-cell office:value-type="float" office:value="364" table:style-name="ce24">
            <text:p>364</text:p>
          </table:table-cell>
          <table:table-cell office:value-type="float" office:value="286" table:style-name="ce24">
            <text:p>286</text:p>
          </table:table-cell>
          <table:table-cell office:value-type="float" office:value="268" table:style-name="ce24">
            <text:p>268</text:p>
          </table:table-cell>
          <table:table-cell office:value-type="float" office:value="208" table:style-name="ce24">
            <text:p>208</text:p>
          </table:table-cell>
          <table:table-cell office:value-type="float" office:value="221" table:style-name="ce24">
            <text:p>221</text:p>
          </table:table-cell>
          <table:table-cell office:value-type="float" office:value="225" table:style-name="ce24">
            <text:p>225</text:p>
          </table:table-cell>
          <table:table-cell office:value-type="float" office:value="198" table:style-name="ce24">
            <text:p>198</text:p>
          </table:table-cell>
          <table:table-cell office:value-type="float" office:value="141" table:style-name="ce24">
            <text:p>141</text:p>
          </table:table-cell>
          <table:table-cell office:value-type="float" office:value="90" table:style-name="ce24">
            <text:p>90</text:p>
          </table:table-cell>
          <table:table-cell office:value-type="float" office:value="57" table:style-name="ce19">
            <text:p>57</text:p>
          </table:table-cell>
          <table:table-cell office:value-type="float" office:value="66" table:style-name="ce19">
            <text:p>66</text:p>
          </table:table-cell>
          <table:table-cell office:value-type="float" office:value="52" table:style-name="ce19">
            <text:p>52</text:p>
          </table:table-cell>
          <table:table-cell office:value-type="float" office:value="55" table:style-name="ce19">
            <text:p>55</text:p>
          </table:table-cell>
          <table:table-cell office:value-type="float" office:value="51" table:style-name="ce19">
            <text:p>51</text:p>
          </table:table-cell>
          <table:table-cell office:value-type="float" office:value="42" table:style-name="ce19">
            <text:p>42</text:p>
          </table:table-cell>
          <table:table-cell office:value-type="float" office:value="20" table:style-name="ce25">
            <text:p>20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Train fires</text:p>
          </table:table-cell>
          <table:table-cell office:value-type="float" office:value="263" table:style-name="ce24">
            <text:p>263</text:p>
          </table:table-cell>
          <table:table-cell office:value-type="float" office:value="252" table:style-name="ce24">
            <text:p>252</text:p>
          </table:table-cell>
          <table:table-cell office:value-type="float" office:value="255" table:style-name="ce24">
            <text:p>255</text:p>
          </table:table-cell>
          <table:table-cell office:value-type="float" office:value="221" table:style-name="ce24">
            <text:p>221</text:p>
          </table:table-cell>
          <table:table-cell office:value-type="float" office:value="128" table:style-name="ce24">
            <text:p>128</text:p>
          </table:table-cell>
          <table:table-cell office:value-type="float" office:value="135" table:style-name="ce24">
            <text:p>135</text:p>
          </table:table-cell>
          <table:table-cell office:value-type="float" office:value="86" table:style-name="ce24">
            <text:p>86</text:p>
          </table:table-cell>
          <table:table-cell office:value-type="float" office:value="72" table:style-name="ce24">
            <text:p>72</text:p>
          </table:table-cell>
          <table:table-cell office:value-type="float" office:value="68" table:style-name="ce24">
            <text:p>68</text:p>
          </table:table-cell>
          <table:table-cell office:value-type="float" office:value="53" table:style-name="ce24">
            <text:p>53</text:p>
          </table:table-cell>
          <table:table-cell office:value-type="float" office:value="43" table:style-name="ce19">
            <text:p>43</text:p>
          </table:table-cell>
          <table:table-cell office:value-type="float" office:value="40" table:style-name="ce19">
            <text:p>40</text:p>
          </table:table-cell>
          <table:table-cell office:value-type="float" office:value="31" table:style-name="ce19">
            <text:p>31</text:p>
          </table:table-cell>
          <table:table-cell office:value-type="float" office:value="34" table:style-name="ce19">
            <text:p>34</text:p>
          </table:table-cell>
          <table:table-cell office:value-type="float" office:value="37" table:style-name="ce19">
            <text:p>37</text:p>
          </table:table-cell>
          <table:table-cell office:value-type="float" office:value="43" table:style-name="ce19">
            <text:p>43</text:p>
          </table:table-cell>
          <table:table-cell office:value-type="float" office:value="44" table:style-name="ce25">
            <text:p>44</text:p>
          </table:table-cell>
          <table:table-cell table:number-columns-repeated="16366" table:style-name="ce19"/>
        </table:table-row>
        <table:table-row table:style-name="ro1">
          <table:table-cell table:style-name="ce19"/>
          <table:table-cell table:number-columns-repeated="10" table:style-name="ce24"/>
          <table:table-cell table:number-columns-repeated="6" table:style-name="ce19"/>
          <table:table-cell table:style-name="ce25"/>
          <table:table-cell table:number-columns-repeated="16366" table:style-name="ce19"/>
        </table:table-row>
        <table:table-row table:style-name="ro1">
          <table:table-cell office:value-type="string" table:style-name="ce20">
            <text:p><text:s text:c="2"/>Not involving passenger trains</text:p>
          </table:table-cell>
          <table:table-cell office:value-type="float" office:value="308" table:style-name="ce21">
            <text:p>308</text:p>
          </table:table-cell>
          <table:table-cell office:value-type="float" office:value="206" table:style-name="ce21">
            <text:p>206</text:p>
          </table:table-cell>
          <table:table-cell office:value-type="float" office:value="147" table:style-name="ce21">
            <text:p>147</text:p>
          </table:table-cell>
          <table:table-cell office:value-type="float" office:value="130" table:style-name="ce21">
            <text:p>130</text:p>
          </table:table-cell>
          <table:table-cell office:value-type="float" office:value="132" table:style-name="ce21">
            <text:p>132</text:p>
          </table:table-cell>
          <table:table-cell office:value-type="float" office:value="115" table:style-name="ce21">
            <text:p>115</text:p>
          </table:table-cell>
          <table:table-cell office:value-type="float" office:value="117" table:style-name="ce21">
            <text:p>117</text:p>
          </table:table-cell>
          <table:table-cell office:value-type="float" office:value="94" table:style-name="ce21">
            <text:p>94</text:p>
          </table:table-cell>
          <table:table-cell office:value-type="float" office:value="66" table:style-name="ce21">
            <text:p>66</text:p>
          </table:table-cell>
          <table:table-cell office:value-type="float" office:value="62" table:style-name="ce21">
            <text:p>62</text:p>
          </table:table-cell>
          <table:table-cell office:value-type="float" office:value="80" table:style-name="ce21">
            <text:p>80</text:p>
          </table:table-cell>
          <table:table-cell office:value-type="float" office:value="98" table:style-name="ce21">
            <text:p>98</text:p>
          </table:table-cell>
          <table:table-cell office:value-type="float" office:value="65" table:style-name="ce21">
            <text:p>65</text:p>
          </table:table-cell>
          <table:table-cell office:value-type="float" office:value="45" table:style-name="ce21">
            <text:p>45</text:p>
          </table:table-cell>
          <table:table-cell office:value-type="float" office:value="58" table:style-name="ce21">
            <text:p>58</text:p>
          </table:table-cell>
          <table:table-cell office:value-type="float" office:value="45" table:style-name="ce21">
            <text:p>45</text:p>
          </table:table-cell>
          <table:table-cell office:value-type="float" office:value="42" table:style-name="ce23">
            <text:p>42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Collisions with animals</text:p>
          </table:table-cell>
          <table:table-cell office:value-type="float" office:value="14" table:style-name="ce24">
            <text:p>14</text:p>
          </table:table-cell>
          <table:table-cell office:value-type="float" office:value="16" table:style-name="ce24">
            <text:p>16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20" table:style-name="ce24">
            <text:p>20</text:p>
          </table:table-cell>
          <table:table-cell office:value-type="float" office:value="13" table:style-name="ce24">
            <text:p>13</text:p>
          </table:table-cell>
          <table:table-cell office:value-type="float" office:value="13" table:style-name="ce24">
            <text:p>13</text:p>
          </table:table-cell>
          <table:table-cell office:value-type="float" office:value="12" table:style-name="ce24">
            <text:p>12</text:p>
          </table:table-cell>
          <table:table-cell office:value-type="float" office:value="16" table:style-name="ce24">
            <text:p>16</text:p>
          </table:table-cell>
          <table:table-cell office:value-type="float" office:value="19" table:style-name="ce24">
            <text:p>19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1" table:style-name="ce19">
            <text:p>11</text:p>
          </table:table-cell>
          <table:table-cell office:value-type="float" office:value="9" table:style-name="ce19">
            <text:p>9</text:p>
          </table:table-cell>
          <table:table-cell office:value-type="float" office:value="9" table:style-name="ce25">
            <text:p>9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Collisions with other objects</text:p>
          </table:table-cell>
          <table:table-cell office:value-type="float" office:value="48" table:style-name="ce24">
            <text:p>48</text:p>
          </table:table-cell>
          <table:table-cell office:value-type="float" office:value="38" table:style-name="ce24">
            <text:p>38</text:p>
          </table:table-cell>
          <table:table-cell office:value-type="float" office:value="23" table:style-name="ce24">
            <text:p>23</text:p>
          </table:table-cell>
          <table:table-cell office:value-type="float" office:value="39" table:style-name="ce24">
            <text:p>39</text:p>
          </table:table-cell>
          <table:table-cell office:value-type="float" office:value="28" table:style-name="ce24">
            <text:p>28</text:p>
          </table:table-cell>
          <table:table-cell office:value-type="float" office:value="27" table:style-name="ce24">
            <text:p>27</text:p>
          </table:table-cell>
          <table:table-cell office:value-type="float" office:value="31" table:style-name="ce24">
            <text:p>31</text:p>
          </table:table-cell>
          <table:table-cell office:value-type="float" office:value="24" table:style-name="ce24">
            <text:p>24</text:p>
          </table:table-cell>
          <table:table-cell office:value-type="float" office:value="17" table:style-name="ce24">
            <text:p>17</text:p>
          </table:table-cell>
          <table:table-cell office:value-type="float" office:value="23" table:style-name="ce24">
            <text:p>23</text:p>
          </table:table-cell>
          <table:table-cell office:value-type="float" office:value="39" table:style-name="ce19">
            <text:p>39</text:p>
          </table:table-cell>
          <table:table-cell office:value-type="float" office:value="58" table:style-name="ce19">
            <text:p>58</text:p>
          </table:table-cell>
          <table:table-cell office:value-type="float" office:value="46" table:style-name="ce19">
            <text:p>46</text:p>
          </table:table-cell>
          <table:table-cell office:value-type="float" office:value="27" table:style-name="ce19">
            <text:p>27</text:p>
          </table:table-cell>
          <table:table-cell office:value-type="float" office:value="32" table:style-name="ce19">
            <text:p>32</text:p>
          </table:table-cell>
          <table:table-cell office:value-type="float" office:value="26" table:style-name="ce19">
            <text:p>26</text:p>
          </table:table-cell>
          <table:table-cell office:value-type="float" office:value="24" table:style-name="ce25">
            <text:p>24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Open door collisions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25">
            <text:p>1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Roll back collisions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Striking level crossing gates/barriers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office:value-type="float" office:value="4" table:style-name="ce24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25">
            <text:p>2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Struck by missiles</text:p>
          </table:table-cell>
          <table:table-cell office:value-type="float" office:value="185" table:style-name="ce24">
            <text:p>185</text:p>
          </table:table-cell>
          <table:table-cell office:value-type="float" office:value="114" table:style-name="ce24">
            <text:p>114</text:p>
          </table:table-cell>
          <table:table-cell office:value-type="float" office:value="70" table:style-name="ce24">
            <text:p>70</text:p>
          </table:table-cell>
          <table:table-cell office:value-type="float" office:value="60" table:style-name="ce24">
            <text:p>60</text:p>
          </table:table-cell>
          <table:table-cell office:value-type="float" office:value="66" table:style-name="ce24">
            <text:p>66</text:p>
          </table:table-cell>
          <table:table-cell office:value-type="float" office:value="63" table:style-name="ce24">
            <text:p>63</text:p>
          </table:table-cell>
          <table:table-cell office:value-type="float" office:value="60" table:style-name="ce24">
            <text:p>60</text:p>
          </table:table-cell>
          <table:table-cell office:value-type="float" office:value="47" table:style-name="ce24">
            <text:p>47</text:p>
          </table:table-cell>
          <table:table-cell office:value-type="float" office:value="22" table:style-name="ce24">
            <text:p>22</text:p>
          </table:table-cell>
          <table:table-cell office:value-type="float" office:value="8" table:style-name="ce24">
            <text:p>8</text:p>
          </table:table-cell>
          <table:table-cell office:value-type="float" office:value="10" table:style-name="ce19">
            <text:p>10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8" table:style-name="ce19">
            <text:p>8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25">
            <text:p>4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Train fires</text:p>
          </table:table-cell>
          <table:table-cell office:value-type="float" office:value="58" table:style-name="ce24">
            <text:p>58</text:p>
          </table:table-cell>
          <table:table-cell office:value-type="float" office:value="37" table:style-name="ce24">
            <text:p>37</text:p>
          </table:table-cell>
          <table:table-cell office:value-type="float" office:value="47" table:style-name="ce24">
            <text:p>47</text:p>
          </table:table-cell>
          <table:table-cell office:value-type="float" office:value="24" table:style-name="ce24">
            <text:p>24</text:p>
          </table:table-cell>
          <table:table-cell office:value-type="float" office:value="15" table:style-name="ce24">
            <text:p>15</text:p>
          </table:table-cell>
          <table:table-cell office:value-type="float" office:value="11" table:style-name="ce24">
            <text:p>11</text:p>
          </table:table-cell>
          <table:table-cell office:value-type="float" office:value="9" table:style-name="ce24">
            <text:p>9</text:p>
          </table:table-cell>
          <table:table-cell office:value-type="float" office:value="9" table:style-name="ce24">
            <text:p>9</text:p>
          </table:table-cell>
          <table:table-cell office:value-type="float" office:value="6" table:style-name="ce24">
            <text:p>6</text:p>
          </table:table-cell>
          <table:table-cell office:value-type="float" office:value="9" table:style-name="ce24">
            <text:p>9</text:p>
          </table:table-cell>
          <table:table-cell office:value-type="float" office:value="8" table:style-name="ce19">
            <text:p>8</text:p>
          </table:table-cell>
          <table:table-cell office:value-type="float" office:value="11" table:style-name="ce19">
            <text:p>11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5">
            <text:p>2</text:p>
          </table:table-cell>
          <table:table-cell table:number-columns-repeated="16366" table:style-name="ce19"/>
        </table:table-row>
        <table:table-row table:style-name="ro1">
          <table:table-cell table:style-name="ce19"/>
          <table:table-cell table:number-columns-repeated="15" table:style-name="ce24"/>
          <table:table-cell table:style-name="ce19"/>
          <table:table-cell table:style-name="ce25"/>
          <table:table-cell table:number-columns-repeated="16366" table:style-name="ce19"/>
        </table:table-row>
        <table:table-row table:style-name="ro1">
          <table:table-cell office:value-type="string" table:style-name="ce26">
            <text:p>Total train accidents</text:p>
          </table:table-cell>
          <table:table-cell office:value-type="float" office:value="1597" table:style-name="ce27">
            <text:p>1,597</text:p>
          </table:table-cell>
          <table:table-cell office:value-type="float" office:value="1256" table:style-name="ce27">
            <text:p>1,256</text:p>
          </table:table-cell>
          <table:table-cell office:value-type="float" office:value="1050" table:style-name="ce27">
            <text:p>1,050</text:p>
          </table:table-cell>
          <table:table-cell office:value-type="float" office:value="1000" table:style-name="ce27">
            <text:p>1,000</text:p>
          </table:table-cell>
          <table:table-cell office:value-type="float" office:value="799" table:style-name="ce27">
            <text:p>799</text:p>
          </table:table-cell>
          <table:table-cell office:value-type="float" office:value="824" table:style-name="ce27">
            <text:p>824</text:p>
          </table:table-cell>
          <table:table-cell office:value-type="float" office:value="779" table:style-name="ce27">
            <text:p>779</text:p>
          </table:table-cell>
          <table:table-cell office:value-type="float" office:value="696" table:style-name="ce27">
            <text:p>696</text:p>
          </table:table-cell>
          <table:table-cell office:value-type="float" office:value="577" table:style-name="ce27">
            <text:p>577</text:p>
          </table:table-cell>
          <table:table-cell office:value-type="float" office:value="520" table:style-name="ce27">
            <text:p>520</text:p>
          </table:table-cell>
          <table:table-cell office:value-type="float" office:value="545" table:style-name="ce27">
            <text:p>545</text:p>
          </table:table-cell>
          <table:table-cell office:value-type="float" office:value="693" table:style-name="ce27">
            <text:p>693</text:p>
          </table:table-cell>
          <table:table-cell office:value-type="float" office:value="454" table:style-name="ce27">
            <text:p>454</text:p>
          </table:table-cell>
          <table:table-cell office:value-type="float" office:value="438" table:style-name="ce27">
            <text:p>438</text:p>
          </table:table-cell>
          <table:table-cell office:value-type="float" office:value="415" table:style-name="ce27">
            <text:p>415</text:p>
          </table:table-cell>
          <table:table-cell office:value-type="float" office:value="347" table:style-name="ce27">
            <text:p>347</text:p>
          </table:table-cell>
          <table:table-cell office:value-type="float" office:value="311" table:style-name="ce28">
            <text:p>311</text:p>
          </table:table-cell>
          <table:table-cell table:number-columns-repeated="16366" table:style-name="ce19"/>
        </table:table-row>
        <table:table-row table:style-name="ro3">
          <table:table-cell table:number-columns-repeated="16384" table:style-name="ce29"/>
        </table:table-row>
        <table:table-row table:style-name="ro3">
          <table:table-cell office:value-type="string" table:style-name="ce30">
            <text:p>1 <text:s/>Includes National Rail only. Excludes traspass.</text:p>
          </table:table-cell>
          <table:table-cell table:number-columns-repeated="14" table:style-name="ce29"/>
          <table:table-cell table:style-name="ce4"/>
          <table:table-cell table:style-name="ce29"/>
          <table:table-cell office:value-type="string" table:style-name="ce31">
            <text:p>Source: Rail Safety and Standards Board (RSSB)</text:p>
          </table:table-cell>
          <table:table-cell table:number-columns-repeated="16366" table:style-name="ce4"/>
        </table:table-row>
        <table:table-row table:style-name="ro3">
          <table:table-cell office:value-type="string" table:style-name="ce30">
            <text:p>2 <text:s/>Excludes derailments caused by collisions with road vehicles at level crossings.</text:p>
          </table:table-cell>
          <table:table-cell table:number-columns-repeated="13" table:style-name="ce29"/>
          <table:table-cell table:style-name="ce31"/>
          <table:table-cell table:style-name="ce4"/>
          <table:table-cell table:style-name="ce29"/>
          <table:table-cell office:value-type="string" table:style-name="ce32">
            <text:p>Last updated: 31 October 2018</text:p>
          </table:table-cell>
          <table:table-cell table:number-columns-repeated="16366" table:style-name="ce4"/>
        </table:table-row>
        <table:table-row table:style-name="ro3">
          <table:table-cell table:number-columns-repeated="10" table:style-name="ce33"/>
          <table:table-cell table:number-columns-repeated="4" table:style-name="ce29"/>
          <table:table-cell table:style-name="ce34"/>
          <table:table-cell table:style-name="ce4"/>
          <table:table-cell table:style-name="ce33"/>
          <table:table-cell office:value-type="string" table:style-name="ce32">
            <text:p>Next updated: November 2019</text:p>
          </table:table-cell>
          <table:table-cell table:number-columns-repeated="16366" table:style-name="ce4"/>
        </table:table-row>
        <table:table-row table:style-name="ro3">
          <table:table-cell table:number-columns-repeated="12" table:style-name="ce33"/>
          <table:table-cell table:number-columns-repeated="2" table:style-name="ce31"/>
          <table:table-cell table:number-columns-repeated="3" table:style-name="ce33"/>
          <table:table-cell office:value-type="string" table:style-name="ce32">
            <text:p>Telephone: 020 7944 2419</text:p>
          </table:table-cell>
          <table:table-cell table:number-columns-repeated="16366" table:style-name="ce33"/>
        </table:table-row>
        <table:table-row table:style-name="ro3">
          <table:table-cell table:number-columns-repeated="12" table:style-name="ce33"/>
          <table:table-cell table:number-columns-repeated="2" table:style-name="ce34"/>
          <table:table-cell table:style-name="ce35"/>
          <table:table-cell table:style-name="ce33"/>
          <table:table-cell table:style-name="ce35"/>
          <table:table-cell office:value-type="string" table:style-name="ce32">
            <text:p>Email: rail.stats@dft.gov.uk</text:p>
          </table:table-cell>
          <table:table-cell table:number-columns-repeated="16366" table:style-name="ce33"/>
        </table:table-row>
        <table:table-row table:style-name="ro3">
          <table:table-cell table:number-columns-repeated="12" table:style-name="ce33"/>
          <table:table-cell table:number-columns-repeated="2" table:style-name="ce35"/>
          <table:table-cell table:number-columns-repeated="16370" table:style-name="ce33"/>
        </table:table-row>
        <table:table-row table:style-name="ro3">
          <table:table-cell table:style-name="ce36"/>
          <table:table-cell table:number-columns-repeated="11" table:style-name="ce33"/>
          <table:table-cell table:number-columns-repeated="4" table:style-name="ce35"/>
          <table:table-cell table:number-columns-repeated="16368" table:style-name="ce33"/>
        </table:table-row>
        <table:table-row table:style-name="ro3">
          <table:table-cell table:number-columns-repeated="16384" table:style-name="ce33"/>
        </table:table-row>
        <table:table-row table:number-rows-repeated="1048523" table:style-name="ro4">
          <table:table-cell table:number-columns-repeated="16384"/>
        </table:table-row>
      </table:table>
      <table:table table:name="RAI0503_(2)" table:style-name="ta1">
        <table:table-column table:style-name="co1" table:default-cell-style-name="ce29"/>
        <table:table-column table:style-name="co2" table:number-columns-repeated="15" table:default-cell-style-name="ce29"/>
        <table:table-column table:style-name="co3" table:number-columns-repeated="16368" table:default-cell-style-name="ce29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1">
          <table:table-cell office:value-type="string" table:number-columns-spanned="8" table:number-rows-spanned="1" table:style-name="ce37">
            <text:p><text:a xlink:href="https://www.gov.uk/government/organisations/department-for-transport/series/rail-statistics">Rail Statistics</text:a></text:p>
          </table:table-cell>
          <table:covered-table-cell table:number-columns-repeated="7"/>
          <table:table-cell table:number-columns-repeated="16376" table:style-name="ce4"/>
        </table:table-row>
        <table:table-row table:style-name="ro1">
          <table:table-cell table:style-name="ce5"/>
          <table:table-cell table:number-columns-repeated="16383" table:style-name="ce4"/>
        </table:table-row>
        <table:table-row table:style-name="ro1">
          <table:table-cell office:value-type="string" table:style-name="ce6">
            <text:p>Table TSGB0807 (RAI0503)</text:p>
          </table:table-cell>
          <table:table-cell table:number-columns-repeated="4" table:style-name="ce7"/>
          <table:table-cell table:number-columns-repeated="16379" table:style-name="ce8"/>
        </table:table-row>
        <table:table-row table:style-name="ro2">
          <table:table-cell office:value-type="string" table:style-name="ce6">
            <text:p>Railway<text:span text:style-name="T2">1</text:span><text:s/>accidents: train accidents: GB annual from 2001/02</text:p>
          </table:table-cell>
          <table:table-cell table:number-columns-repeated="9" table:style-name="ce9"/>
          <table:table-cell table:number-columns-repeated="3" table:style-name="ce10"/>
          <table:table-cell table:number-columns-repeated="3" table:style-name="ce11"/>
          <table:table-cell table:number-columns-repeated="16368" table:style-name="ce12"/>
        </table:table-row>
        <table:table-row table:style-name="ro1">
          <table:table-cell table:style-name="ce13"/>
          <table:table-cell table:number-columns-repeated="9" table:style-name="ce14"/>
          <table:table-cell table:style-name="ce13"/>
          <table:table-cell table:number-columns-repeated="6" table:style-name="ce15"/>
          <table:table-cell office:value-type="string" table:style-name="ce15">
            <text:p>Number</text:p>
          </table:table-cell>
          <table:table-cell table:number-columns-repeated="16366" table:style-name="ce16"/>
        </table:table-row>
        <table:table-row table:style-name="ro2">
          <table:table-cell table:style-name="ce17"/>
          <table:table-cell office:value-type="string" table:style-name="ce18">
            <text:p>2001/02</text:p>
          </table:table-cell>
          <table:table-cell office:value-type="string" table:style-name="ce18">
            <text:p>2002/03</text:p>
          </table:table-cell>
          <table:table-cell office:value-type="string" table:style-name="ce18">
            <text:p>2003/04</text:p>
          </table:table-cell>
          <table:table-cell office:value-type="string" table:style-name="ce18">
            <text:p>2004/05</text:p>
          </table:table-cell>
          <table:table-cell office:value-type="string" table:style-name="ce18">
            <text:p>2005/06</text:p>
          </table:table-cell>
          <table:table-cell office:value-type="string" table:style-name="ce18">
            <text:p>2006/07</text:p>
          </table:table-cell>
          <table:table-cell office:value-type="string" table:style-name="ce18">
            <text:p>2007/08</text:p>
          </table:table-cell>
          <table:table-cell office:value-type="string" table:style-name="ce18">
            <text:p>2008/09</text:p>
          </table:table-cell>
          <table:table-cell office:value-type="string" table:style-name="ce18">
            <text:p>2009/10</text:p>
          </table:table-cell>
          <table:table-cell office:value-type="string" table:style-name="ce18">
            <text:p>2010/11</text:p>
          </table:table-cell>
          <table:table-cell office:value-type="string" table:style-name="ce18">
            <text:p>2011/12</text:p>
          </table:table-cell>
          <table:table-cell office:value-type="string" table:style-name="ce18">
            <text:p>2012/13</text:p>
          </table:table-cell>
          <table:table-cell office:value-type="string" table:style-name="ce18">
            <text:p>2013/14</text:p>
          </table:table-cell>
          <table:table-cell office:value-type="string" table:style-name="ce18">
            <text:p>2014/15</text:p>
          </table:table-cell>
          <table:table-cell office:value-type="string" table:style-name="ce18">
            <text:p>2015/16</text:p>
          </table:table-cell>
          <table:table-cell office:value-type="string" table:style-name="ce18">
            <text:p>2016/17</text:p>
          </table:table-cell>
          <table:table-cell office:value-type="string" table:style-name="ce18">
            <text:p>2017/18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20">
            <text:p>Potentially high risk train accidents (PHRTAs)</text:p>
          </table:table-cell>
          <table:table-cell office:value-type="boolean" office:boolean-value="true" table:formula="of:=['RAI0503'.B8]=['RAI0503'.B9]+['RAI0503'.B17]" table:style-name="ce21">
            <text:p>TRUE</text:p>
          </table:table-cell>
          <table:table-cell office:value-type="boolean" office:boolean-value="true" table:formula="of:=['RAI0503'.C8]=['RAI0503'.C9]+['RAI0503'.C17]" table:style-name="ce21">
            <text:p>TRUE</text:p>
          </table:table-cell>
          <table:table-cell office:value-type="boolean" office:boolean-value="true" table:formula="of:=['RAI0503'.D8]=['RAI0503'.D9]+['RAI0503'.D17]" table:style-name="ce21">
            <text:p>TRUE</text:p>
          </table:table-cell>
          <table:table-cell office:value-type="boolean" office:boolean-value="true" table:formula="of:=['RAI0503'.E8]=['RAI0503'.E9]+['RAI0503'.E17]" table:style-name="ce21">
            <text:p>TRUE</text:p>
          </table:table-cell>
          <table:table-cell office:value-type="boolean" office:boolean-value="true" table:formula="of:=['RAI0503'.F8]=['RAI0503'.F9]+['RAI0503'.F17]" table:style-name="ce21">
            <text:p>TRUE</text:p>
          </table:table-cell>
          <table:table-cell office:value-type="boolean" office:boolean-value="true" table:formula="of:=['RAI0503'.G8]=['RAI0503'.G9]+['RAI0503'.G17]" table:style-name="ce21">
            <text:p>TRUE</text:p>
          </table:table-cell>
          <table:table-cell office:value-type="boolean" office:boolean-value="true" table:formula="of:=['RAI0503'.H8]=['RAI0503'.H9]+['RAI0503'.H17]" table:style-name="ce21">
            <text:p>TRUE</text:p>
          </table:table-cell>
          <table:table-cell office:value-type="boolean" office:boolean-value="true" table:formula="of:=['RAI0503'.I8]=['RAI0503'.I9]+['RAI0503'.I17]" table:style-name="ce21">
            <text:p>TRUE</text:p>
          </table:table-cell>
          <table:table-cell office:value-type="boolean" office:boolean-value="true" table:formula="of:=['RAI0503'.J8]=['RAI0503'.J9]+['RAI0503'.J17]" table:style-name="ce21">
            <text:p>TRUE</text:p>
          </table:table-cell>
          <table:table-cell office:value-type="boolean" office:boolean-value="true" table:formula="of:=['RAI0503'.K8]=['RAI0503'.K9]+['RAI0503'.K17]" table:style-name="ce21">
            <text:p>TRUE</text:p>
          </table:table-cell>
          <table:table-cell office:value-type="boolean" office:boolean-value="true" table:formula="of:=['RAI0503'.L8]=['RAI0503'.L9]+['RAI0503'.L17]" table:style-name="ce21">
            <text:p>TRUE</text:p>
          </table:table-cell>
          <table:table-cell office:value-type="boolean" office:boolean-value="true" table:formula="of:=['RAI0503'.M8]=['RAI0503'.M9]+['RAI0503'.M17]" table:style-name="ce21">
            <text:p>TRUE</text:p>
          </table:table-cell>
          <table:table-cell office:value-type="boolean" office:boolean-value="true" table:formula="of:=['RAI0503'.N8]=['RAI0503'.N9]+['RAI0503'.N17]" table:style-name="ce21">
            <text:p>TRUE</text:p>
          </table:table-cell>
          <table:table-cell office:value-type="boolean" office:boolean-value="true" table:formula="of:=['RAI0503'.O8]=['RAI0503'.O9]+['RAI0503'.O17]" table:style-name="ce21">
            <text:p>TRUE</text:p>
          </table:table-cell>
          <table:table-cell office:value-type="boolean" office:boolean-value="true" table:formula="of:=['RAI0503'.P8]=['RAI0503'.P9]+['RAI0503'.P17]" table:style-name="ce21">
            <text:p>TRUE</text:p>
          </table:table-cell>
          <table:table-cell office:value-type="boolean" office:boolean-value="true" table:formula="of:=['RAI0503'.Q8]=['RAI0503'.Q9]+['RAI0503'.Q17]" table:style-name="ce21">
            <text:p>TRUE</text:p>
          </table:table-cell>
          <table:table-cell office:value-type="boolean" office:boolean-value="true" table:formula="of:=['RAI0503'.R8]=['RAI0503'.R9]+['RAI0503'.R17]" table:style-name="ce21">
            <text:p>TRUE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20">
            <text:p><text:s text:c="2"/>Involving passenger trains</text:p>
          </table:table-cell>
          <table:table-cell office:value-type="boolean" office:boolean-value="true" table:formula="of:=['RAI0503'.B9]=SUM(['RAI0503'.B10:.B15])" table:style-name="ce21">
            <text:p>TRUE</text:p>
          </table:table-cell>
          <table:table-cell office:value-type="boolean" office:boolean-value="true" table:formula="of:=['RAI0503'.C9]=SUM(['RAI0503'.C10:.C15])" table:style-name="ce21">
            <text:p>TRUE</text:p>
          </table:table-cell>
          <table:table-cell office:value-type="boolean" office:boolean-value="true" table:formula="of:=['RAI0503'.D9]=SUM(['RAI0503'.D10:.D15])" table:style-name="ce21">
            <text:p>TRUE</text:p>
          </table:table-cell>
          <table:table-cell office:value-type="boolean" office:boolean-value="true" table:formula="of:=['RAI0503'.E9]=SUM(['RAI0503'.E10:.E15])" table:style-name="ce21">
            <text:p>TRUE</text:p>
          </table:table-cell>
          <table:table-cell office:value-type="boolean" office:boolean-value="true" table:formula="of:=['RAI0503'.F9]=SUM(['RAI0503'.F10:.F15])" table:style-name="ce21">
            <text:p>TRUE</text:p>
          </table:table-cell>
          <table:table-cell office:value-type="boolean" office:boolean-value="true" table:formula="of:=['RAI0503'.G9]=SUM(['RAI0503'.G10:.G15])" table:style-name="ce21">
            <text:p>TRUE</text:p>
          </table:table-cell>
          <table:table-cell office:value-type="boolean" office:boolean-value="true" table:formula="of:=['RAI0503'.H9]=SUM(['RAI0503'.H10:.H15])" table:style-name="ce21">
            <text:p>TRUE</text:p>
          </table:table-cell>
          <table:table-cell office:value-type="boolean" office:boolean-value="true" table:formula="of:=['RAI0503'.I9]=SUM(['RAI0503'.I10:.I15])" table:style-name="ce21">
            <text:p>TRUE</text:p>
          </table:table-cell>
          <table:table-cell office:value-type="boolean" office:boolean-value="true" table:formula="of:=['RAI0503'.J9]=SUM(['RAI0503'.J10:.J15])" table:style-name="ce21">
            <text:p>TRUE</text:p>
          </table:table-cell>
          <table:table-cell office:value-type="boolean" office:boolean-value="true" table:formula="of:=['RAI0503'.K9]=SUM(['RAI0503'.K10:.K15])" table:style-name="ce21">
            <text:p>TRUE</text:p>
          </table:table-cell>
          <table:table-cell office:value-type="boolean" office:boolean-value="true" table:formula="of:=['RAI0503'.L9]=SUM(['RAI0503'.L10:.L15])" table:style-name="ce21">
            <text:p>TRUE</text:p>
          </table:table-cell>
          <table:table-cell office:value-type="boolean" office:boolean-value="true" table:formula="of:=['RAI0503'.M9]=SUM(['RAI0503'.M10:.M15])" table:style-name="ce21">
            <text:p>TRUE</text:p>
          </table:table-cell>
          <table:table-cell office:value-type="boolean" office:boolean-value="true" table:formula="of:=['RAI0503'.N9]=SUM(['RAI0503'.N10:.N15])" table:style-name="ce21">
            <text:p>TRUE</text:p>
          </table:table-cell>
          <table:table-cell office:value-type="boolean" office:boolean-value="true" table:formula="of:=['RAI0503'.O9]=SUM(['RAI0503'.O10:.O15])" table:style-name="ce21">
            <text:p>TRUE</text:p>
          </table:table-cell>
          <table:table-cell office:value-type="boolean" office:boolean-value="true" table:formula="of:=['RAI0503'.P9]=SUM(['RAI0503'.P10:.P15])" table:style-name="ce21">
            <text:p>TRUE</text:p>
          </table:table-cell>
          <table:table-cell office:value-type="boolean" office:boolean-value="true" table:formula="of:=['RAI0503'.Q9]=SUM(['RAI0503'.Q10:.Q15])" table:style-name="ce21">
            <text:p>TRUE</text:p>
          </table:table-cell>
          <table:table-cell office:value-type="boolean" office:boolean-value="true" table:formula="of:=['RAI0503'.R9]=SUM(['RAI0503'.R10:.R15])" table:style-name="ce21">
            <text:p>TRUE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Buffer stop collisions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office:value-type="string" table:style-name="ce19">
            <text:p><text:s text:c="4"/>Collisions between trains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office:value-type="string" table:style-name="ce19">
            <text:p><text:s text:c="4"/>Collisions with road vehicles at level crossings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office:value-type="string" table:style-name="ce19">
            <text:p><text:s text:c="4"/>Collisions with road vehicles at other locations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office:value-type="string" table:style-name="ce19">
            <text:p><text:s text:c="4"/>Derailments<text:span text:style-name="T3">2</text:span>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office:value-type="string" table:style-name="ce19">
            <text:p><text:s text:c="4"/>Struck by large falling objects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table:style-name="ce19"/>
          <table:table-cell table:number-columns-repeated="15" table:style-name="ce24"/>
          <table:table-cell table:number-columns-repeated="16368" table:style-name="ce19"/>
        </table:table-row>
        <table:table-row table:style-name="ro1">
          <table:table-cell office:value-type="string" table:style-name="ce20">
            <text:p><text:s text:c="2"/>Not involving passenger trains</text:p>
          </table:table-cell>
          <table:table-cell office:value-type="boolean" office:boolean-value="true" table:formula="of:=['RAI0503'.B17]=SUM(['RAI0503'.B18:.B23])" table:style-name="ce21">
            <text:p>TRUE</text:p>
          </table:table-cell>
          <table:table-cell office:value-type="boolean" office:boolean-value="true" table:formula="of:=['RAI0503'.C17]=SUM(['RAI0503'.C18:.C23])" table:style-name="ce21">
            <text:p>TRUE</text:p>
          </table:table-cell>
          <table:table-cell office:value-type="boolean" office:boolean-value="true" table:formula="of:=['RAI0503'.D17]=SUM(['RAI0503'.D18:.D23])" table:style-name="ce21">
            <text:p>TRUE</text:p>
          </table:table-cell>
          <table:table-cell office:value-type="boolean" office:boolean-value="true" table:formula="of:=['RAI0503'.E17]=SUM(['RAI0503'.E18:.E23])" table:style-name="ce21">
            <text:p>TRUE</text:p>
          </table:table-cell>
          <table:table-cell office:value-type="boolean" office:boolean-value="true" table:formula="of:=['RAI0503'.F17]=SUM(['RAI0503'.F18:.F23])" table:style-name="ce21">
            <text:p>TRUE</text:p>
          </table:table-cell>
          <table:table-cell office:value-type="boolean" office:boolean-value="true" table:formula="of:=['RAI0503'.G17]=SUM(['RAI0503'.G18:.G23])" table:style-name="ce21">
            <text:p>TRUE</text:p>
          </table:table-cell>
          <table:table-cell office:value-type="boolean" office:boolean-value="true" table:formula="of:=['RAI0503'.H17]=SUM(['RAI0503'.H18:.H23])" table:style-name="ce21">
            <text:p>TRUE</text:p>
          </table:table-cell>
          <table:table-cell office:value-type="boolean" office:boolean-value="true" table:formula="of:=['RAI0503'.I17]=SUM(['RAI0503'.I18:.I23])" table:style-name="ce21">
            <text:p>TRUE</text:p>
          </table:table-cell>
          <table:table-cell office:value-type="boolean" office:boolean-value="true" table:formula="of:=['RAI0503'.J17]=SUM(['RAI0503'.J18:.J23])" table:style-name="ce21">
            <text:p>TRUE</text:p>
          </table:table-cell>
          <table:table-cell office:value-type="boolean" office:boolean-value="true" table:formula="of:=['RAI0503'.K17]=SUM(['RAI0503'.K18:.K23])" table:style-name="ce21">
            <text:p>TRUE</text:p>
          </table:table-cell>
          <table:table-cell office:value-type="boolean" office:boolean-value="true" table:formula="of:=['RAI0503'.L17]=SUM(['RAI0503'.L18:.L23])" table:style-name="ce21">
            <text:p>TRUE</text:p>
          </table:table-cell>
          <table:table-cell office:value-type="boolean" office:boolean-value="true" table:formula="of:=['RAI0503'.M17]=SUM(['RAI0503'.M18:.M23])" table:style-name="ce21">
            <text:p>TRUE</text:p>
          </table:table-cell>
          <table:table-cell office:value-type="boolean" office:boolean-value="true" table:formula="of:=['RAI0503'.N17]=SUM(['RAI0503'.N18:.N23])" table:style-name="ce21">
            <text:p>TRUE</text:p>
          </table:table-cell>
          <table:table-cell office:value-type="boolean" office:boolean-value="true" table:formula="of:=['RAI0503'.O17]=SUM(['RAI0503'.O18:.O23])" table:style-name="ce21">
            <text:p>TRUE</text:p>
          </table:table-cell>
          <table:table-cell office:value-type="boolean" office:boolean-value="true" table:formula="of:=['RAI0503'.P17]=SUM(['RAI0503'.P18:.P23])" table:style-name="ce21">
            <text:p>TRUE</text:p>
          </table:table-cell>
          <table:table-cell office:value-type="boolean" office:boolean-value="true" table:formula="of:=['RAI0503'.Q17]=SUM(['RAI0503'.Q18:.Q23])" table:style-name="ce21">
            <text:p>TRUE</text:p>
          </table:table-cell>
          <table:table-cell office:value-type="boolean" office:boolean-value="true" table:formula="of:=['RAI0503'.R17]=SUM(['RAI0503'.R18:.R23])" table:style-name="ce21">
            <text:p>TRUE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Buffer stop collisions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office:value-type="string" table:style-name="ce19">
            <text:p><text:s text:c="4"/>Collisions between trains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office:value-type="string" table:style-name="ce19">
            <text:p><text:s text:c="4"/>Collisions with road vehicles at level crossings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office:value-type="string" table:style-name="ce19">
            <text:p><text:s text:c="4"/>Collisions with road vehicles at other locations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office:value-type="string" table:style-name="ce19">
            <text:p><text:s text:c="4"/>Derailments<text:span text:style-name="T3">2</text:span>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office:value-type="string" table:style-name="ce19">
            <text:p><text:s text:c="4"/>Struck by large falling objects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table:style-name="ce19"/>
          <table:table-cell table:number-columns-repeated="15" table:style-name="ce24"/>
          <table:table-cell table:number-columns-repeated="16368" table:style-name="ce19"/>
        </table:table-row>
        <table:table-row table:style-name="ro1">
          <table:table-cell office:value-type="string" table:style-name="ce20">
            <text:p>Non-PHRTAs</text:p>
          </table:table-cell>
          <table:table-cell office:value-type="boolean" office:boolean-value="true" table:formula="of:=['RAI0503'.B25]=['RAI0503'.B26]+['RAI0503'.B35]" table:style-name="ce21">
            <text:p>TRUE</text:p>
          </table:table-cell>
          <table:table-cell office:value-type="boolean" office:boolean-value="true" table:formula="of:=['RAI0503'.C25]=['RAI0503'.C26]+['RAI0503'.C35]" table:style-name="ce21">
            <text:p>TRUE</text:p>
          </table:table-cell>
          <table:table-cell office:value-type="boolean" office:boolean-value="true" table:formula="of:=['RAI0503'.D25]=['RAI0503'.D26]+['RAI0503'.D35]" table:style-name="ce21">
            <text:p>TRUE</text:p>
          </table:table-cell>
          <table:table-cell office:value-type="boolean" office:boolean-value="true" table:formula="of:=['RAI0503'.E25]=['RAI0503'.E26]+['RAI0503'.E35]" table:style-name="ce21">
            <text:p>TRUE</text:p>
          </table:table-cell>
          <table:table-cell office:value-type="boolean" office:boolean-value="true" table:formula="of:=['RAI0503'.F25]=['RAI0503'.F26]+['RAI0503'.F35]" table:style-name="ce21">
            <text:p>TRUE</text:p>
          </table:table-cell>
          <table:table-cell office:value-type="boolean" office:boolean-value="true" table:formula="of:=['RAI0503'.G25]=['RAI0503'.G26]+['RAI0503'.G35]" table:style-name="ce21">
            <text:p>TRUE</text:p>
          </table:table-cell>
          <table:table-cell office:value-type="boolean" office:boolean-value="true" table:formula="of:=['RAI0503'.H25]=['RAI0503'.H26]+['RAI0503'.H35]" table:style-name="ce21">
            <text:p>TRUE</text:p>
          </table:table-cell>
          <table:table-cell office:value-type="boolean" office:boolean-value="true" table:formula="of:=['RAI0503'.I25]=['RAI0503'.I26]+['RAI0503'.I35]" table:style-name="ce21">
            <text:p>TRUE</text:p>
          </table:table-cell>
          <table:table-cell office:value-type="boolean" office:boolean-value="true" table:formula="of:=['RAI0503'.J25]=['RAI0503'.J26]+['RAI0503'.J35]" table:style-name="ce21">
            <text:p>TRUE</text:p>
          </table:table-cell>
          <table:table-cell office:value-type="boolean" office:boolean-value="true" table:formula="of:=['RAI0503'.K25]=['RAI0503'.K26]+['RAI0503'.K35]" table:style-name="ce21">
            <text:p>TRUE</text:p>
          </table:table-cell>
          <table:table-cell office:value-type="boolean" office:boolean-value="true" table:formula="of:=['RAI0503'.L25]=['RAI0503'.L26]+['RAI0503'.L35]" table:style-name="ce21">
            <text:p>TRUE</text:p>
          </table:table-cell>
          <table:table-cell office:value-type="boolean" office:boolean-value="true" table:formula="of:=['RAI0503'.M25]=['RAI0503'.M26]+['RAI0503'.M35]" table:style-name="ce21">
            <text:p>TRUE</text:p>
          </table:table-cell>
          <table:table-cell office:value-type="boolean" office:boolean-value="true" table:formula="of:=['RAI0503'.N25]=['RAI0503'.N26]+['RAI0503'.N35]" table:style-name="ce21">
            <text:p>TRUE</text:p>
          </table:table-cell>
          <table:table-cell office:value-type="boolean" office:boolean-value="true" table:formula="of:=['RAI0503'.O25]=['RAI0503'.O26]+['RAI0503'.O35]" table:style-name="ce21">
            <text:p>TRUE</text:p>
          </table:table-cell>
          <table:table-cell office:value-type="boolean" office:boolean-value="true" table:formula="of:=['RAI0503'.P25]=['RAI0503'.P26]+['RAI0503'.P35]" table:style-name="ce21">
            <text:p>TRUE</text:p>
          </table:table-cell>
          <table:table-cell office:value-type="boolean" office:boolean-value="true" table:formula="of:=['RAI0503'.Q25]=['RAI0503'.Q26]+['RAI0503'.Q35]" table:style-name="ce21">
            <text:p>TRUE</text:p>
          </table:table-cell>
          <table:table-cell office:value-type="boolean" office:boolean-value="true" table:formula="of:=['RAI0503'.R25]=['RAI0503'.R26]+['RAI0503'.R35]" table:style-name="ce21">
            <text:p>TRUE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20">
            <text:p><text:s text:c="2"/>Involving passenger trains</text:p>
          </table:table-cell>
          <table:table-cell office:value-type="boolean" office:boolean-value="true" table:formula="of:=['RAI0503'.B26]=SUM(['RAI0503'.B27:.B33])" table:style-name="ce21">
            <text:p>TRUE</text:p>
          </table:table-cell>
          <table:table-cell office:value-type="boolean" office:boolean-value="true" table:formula="of:=['RAI0503'.C26]=SUM(['RAI0503'.C27:.C33])" table:style-name="ce21">
            <text:p>TRUE</text:p>
          </table:table-cell>
          <table:table-cell office:value-type="boolean" office:boolean-value="true" table:formula="of:=['RAI0503'.D26]=SUM(['RAI0503'.D27:.D33])" table:style-name="ce21">
            <text:p>TRUE</text:p>
          </table:table-cell>
          <table:table-cell office:value-type="boolean" office:boolean-value="true" table:formula="of:=['RAI0503'.E26]=SUM(['RAI0503'.E27:.E33])" table:style-name="ce21">
            <text:p>TRUE</text:p>
          </table:table-cell>
          <table:table-cell office:value-type="boolean" office:boolean-value="true" table:formula="of:=['RAI0503'.F26]=SUM(['RAI0503'.F27:.F33])" table:style-name="ce21">
            <text:p>TRUE</text:p>
          </table:table-cell>
          <table:table-cell office:value-type="boolean" office:boolean-value="true" table:formula="of:=['RAI0503'.G26]=SUM(['RAI0503'.G27:.G33])" table:style-name="ce21">
            <text:p>TRUE</text:p>
          </table:table-cell>
          <table:table-cell office:value-type="boolean" office:boolean-value="true" table:formula="of:=['RAI0503'.H26]=SUM(['RAI0503'.H27:.H33])" table:style-name="ce21">
            <text:p>TRUE</text:p>
          </table:table-cell>
          <table:table-cell office:value-type="boolean" office:boolean-value="true" table:formula="of:=['RAI0503'.I26]=SUM(['RAI0503'.I27:.I33])" table:style-name="ce21">
            <text:p>TRUE</text:p>
          </table:table-cell>
          <table:table-cell office:value-type="boolean" office:boolean-value="true" table:formula="of:=['RAI0503'.J26]=SUM(['RAI0503'.J27:.J33])" table:style-name="ce21">
            <text:p>TRUE</text:p>
          </table:table-cell>
          <table:table-cell office:value-type="boolean" office:boolean-value="true" table:formula="of:=['RAI0503'.K26]=SUM(['RAI0503'.K27:.K33])" table:style-name="ce21">
            <text:p>TRUE</text:p>
          </table:table-cell>
          <table:table-cell office:value-type="boolean" office:boolean-value="true" table:formula="of:=['RAI0503'.L26]=SUM(['RAI0503'.L27:.L33])" table:style-name="ce21">
            <text:p>TRUE</text:p>
          </table:table-cell>
          <table:table-cell office:value-type="boolean" office:boolean-value="true" table:formula="of:=['RAI0503'.M26]=SUM(['RAI0503'.M27:.M33])" table:style-name="ce21">
            <text:p>TRUE</text:p>
          </table:table-cell>
          <table:table-cell office:value-type="boolean" office:boolean-value="true" table:formula="of:=['RAI0503'.N26]=SUM(['RAI0503'.N27:.N33])" table:style-name="ce21">
            <text:p>TRUE</text:p>
          </table:table-cell>
          <table:table-cell office:value-type="boolean" office:boolean-value="true" table:formula="of:=['RAI0503'.O26]=SUM(['RAI0503'.O27:.O33])" table:style-name="ce21">
            <text:p>TRUE</text:p>
          </table:table-cell>
          <table:table-cell office:value-type="boolean" office:boolean-value="true" table:formula="of:=['RAI0503'.P26]=SUM(['RAI0503'.P27:.P33])" table:style-name="ce21">
            <text:p>TRUE</text:p>
          </table:table-cell>
          <table:table-cell office:value-type="boolean" office:boolean-value="true" table:formula="of:=['RAI0503'.Q26]=SUM(['RAI0503'.Q27:.Q33])" table:style-name="ce21">
            <text:p>TRUE</text:p>
          </table:table-cell>
          <table:table-cell office:value-type="boolean" office:boolean-value="true" table:formula="of:=['RAI0503'.R26]=SUM(['RAI0503'.R27:.R33])" table:style-name="ce21">
            <text:p>TRUE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Collisions with animals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office:value-type="string" table:style-name="ce19">
            <text:p><text:s text:c="4"/>Collisions with other objects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office:value-type="string" table:style-name="ce19">
            <text:p><text:s text:c="4"/>Open door collisions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office:value-type="string" table:style-name="ce19">
            <text:p><text:s text:c="4"/>Roll back collisions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office:value-type="string" table:style-name="ce19">
            <text:p><text:s text:c="4"/>Striking level crossing gates/barriers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office:value-type="string" table:style-name="ce19">
            <text:p><text:s text:c="4"/>Struck by missiles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office:value-type="string" table:style-name="ce19">
            <text:p><text:s text:c="4"/>Train fires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table:style-name="ce19"/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office:value-type="string" table:style-name="ce20">
            <text:p><text:s text:c="2"/>Not involving passenger trains</text:p>
          </table:table-cell>
          <table:table-cell office:value-type="boolean" office:boolean-value="true" table:formula="of:=['RAI0503'.B35]=SUM(['RAI0503'.B36:.B42])" table:style-name="ce21">
            <text:p>TRUE</text:p>
          </table:table-cell>
          <table:table-cell office:value-type="boolean" office:boolean-value="true" table:formula="of:=['RAI0503'.C35]=SUM(['RAI0503'.C36:.C42])" table:style-name="ce21">
            <text:p>TRUE</text:p>
          </table:table-cell>
          <table:table-cell office:value-type="boolean" office:boolean-value="true" table:formula="of:=['RAI0503'.D35]=SUM(['RAI0503'.D36:.D42])" table:style-name="ce21">
            <text:p>TRUE</text:p>
          </table:table-cell>
          <table:table-cell office:value-type="boolean" office:boolean-value="true" table:formula="of:=['RAI0503'.E35]=SUM(['RAI0503'.E36:.E42])" table:style-name="ce21">
            <text:p>TRUE</text:p>
          </table:table-cell>
          <table:table-cell office:value-type="boolean" office:boolean-value="true" table:formula="of:=['RAI0503'.F35]=SUM(['RAI0503'.F36:.F42])" table:style-name="ce21">
            <text:p>TRUE</text:p>
          </table:table-cell>
          <table:table-cell office:value-type="boolean" office:boolean-value="true" table:formula="of:=['RAI0503'.G35]=SUM(['RAI0503'.G36:.G42])" table:style-name="ce21">
            <text:p>TRUE</text:p>
          </table:table-cell>
          <table:table-cell office:value-type="boolean" office:boolean-value="true" table:formula="of:=['RAI0503'.H35]=SUM(['RAI0503'.H36:.H42])" table:style-name="ce21">
            <text:p>TRUE</text:p>
          </table:table-cell>
          <table:table-cell office:value-type="boolean" office:boolean-value="true" table:formula="of:=['RAI0503'.I35]=SUM(['RAI0503'.I36:.I42])" table:style-name="ce21">
            <text:p>TRUE</text:p>
          </table:table-cell>
          <table:table-cell office:value-type="boolean" office:boolean-value="true" table:formula="of:=['RAI0503'.J35]=SUM(['RAI0503'.J36:.J42])" table:style-name="ce21">
            <text:p>TRUE</text:p>
          </table:table-cell>
          <table:table-cell office:value-type="boolean" office:boolean-value="true" table:formula="of:=['RAI0503'.K35]=SUM(['RAI0503'.K36:.K42])" table:style-name="ce21">
            <text:p>TRUE</text:p>
          </table:table-cell>
          <table:table-cell office:value-type="boolean" office:boolean-value="true" table:formula="of:=['RAI0503'.L35]=SUM(['RAI0503'.L36:.L42])" table:style-name="ce21">
            <text:p>TRUE</text:p>
          </table:table-cell>
          <table:table-cell office:value-type="boolean" office:boolean-value="true" table:formula="of:=['RAI0503'.M35]=SUM(['RAI0503'.M36:.M42])" table:style-name="ce21">
            <text:p>TRUE</text:p>
          </table:table-cell>
          <table:table-cell office:value-type="boolean" office:boolean-value="true" table:formula="of:=['RAI0503'.N35]=SUM(['RAI0503'.N36:.N42])" table:style-name="ce21">
            <text:p>TRUE</text:p>
          </table:table-cell>
          <table:table-cell office:value-type="boolean" office:boolean-value="true" table:formula="of:=['RAI0503'.O35]=SUM(['RAI0503'.O36:.O42])" table:style-name="ce21">
            <text:p>TRUE</text:p>
          </table:table-cell>
          <table:table-cell office:value-type="boolean" office:boolean-value="true" table:formula="of:=['RAI0503'.P35]=SUM(['RAI0503'.P36:.P42])" table:style-name="ce21">
            <text:p>TRUE</text:p>
          </table:table-cell>
          <table:table-cell office:value-type="boolean" office:boolean-value="true" table:formula="of:=['RAI0503'.Q35]=SUM(['RAI0503'.Q36:.Q42])" table:style-name="ce21">
            <text:p>TRUE</text:p>
          </table:table-cell>
          <table:table-cell office:value-type="boolean" office:boolean-value="true" table:formula="of:=['RAI0503'.R35]=SUM(['RAI0503'.R36:.R42])" table:style-name="ce21">
            <text:p>TRUE</text:p>
          </table:table-cell>
          <table:table-cell table:number-columns-repeated="16366" table:style-name="ce19"/>
        </table:table-row>
        <table:table-row table:style-name="ro1">
          <table:table-cell office:value-type="string" table:style-name="ce19">
            <text:p><text:s text:c="4"/>Collisions with animals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office:value-type="string" table:style-name="ce19">
            <text:p><text:s text:c="4"/>Collisions with other objects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office:value-type="string" table:style-name="ce19">
            <text:p><text:s text:c="4"/>Open door collisions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office:value-type="string" table:style-name="ce19">
            <text:p><text:s text:c="4"/>Roll back collisions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office:value-type="string" table:style-name="ce19">
            <text:p><text:s text:c="4"/>Striking level crossing gates/barriers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office:value-type="string" table:style-name="ce19">
            <text:p><text:s text:c="4"/>Struck by missiles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office:value-type="string" table:style-name="ce19">
            <text:p><text:s text:c="4"/>Train fires</text:p>
          </table:table-cell>
          <table:table-cell table:number-columns-repeated="10" table:style-name="ce24"/>
          <table:table-cell table:number-columns-repeated="16373" table:style-name="ce19"/>
        </table:table-row>
        <table:table-row table:style-name="ro1">
          <table:table-cell table:style-name="ce19"/>
          <table:table-cell table:number-columns-repeated="15" table:style-name="ce24"/>
          <table:table-cell table:number-columns-repeated="16368" table:style-name="ce19"/>
        </table:table-row>
        <table:table-row table:style-name="ro1">
          <table:table-cell office:value-type="string" table:style-name="ce26">
            <text:p>Total train accidents</text:p>
          </table:table-cell>
          <table:table-cell office:value-type="boolean" office:boolean-value="true" table:formula="of:=['RAI0503'.B44]=['RAI0503'.B8]+['RAI0503'.B25]" table:style-name="ce27">
            <text:p>TRUE</text:p>
          </table:table-cell>
          <table:table-cell office:value-type="boolean" office:boolean-value="true" table:formula="of:=['RAI0503'.C44]=['RAI0503'.C8]+['RAI0503'.C25]" table:style-name="ce27">
            <text:p>TRUE</text:p>
          </table:table-cell>
          <table:table-cell office:value-type="boolean" office:boolean-value="true" table:formula="of:=['RAI0503'.D44]=['RAI0503'.D8]+['RAI0503'.D25]" table:style-name="ce27">
            <text:p>TRUE</text:p>
          </table:table-cell>
          <table:table-cell office:value-type="boolean" office:boolean-value="true" table:formula="of:=['RAI0503'.E44]=['RAI0503'.E8]+['RAI0503'.E25]" table:style-name="ce27">
            <text:p>TRUE</text:p>
          </table:table-cell>
          <table:table-cell office:value-type="boolean" office:boolean-value="true" table:formula="of:=['RAI0503'.F44]=['RAI0503'.F8]+['RAI0503'.F25]" table:style-name="ce27">
            <text:p>TRUE</text:p>
          </table:table-cell>
          <table:table-cell office:value-type="boolean" office:boolean-value="true" table:formula="of:=['RAI0503'.G44]=['RAI0503'.G8]+['RAI0503'.G25]" table:style-name="ce27">
            <text:p>TRUE</text:p>
          </table:table-cell>
          <table:table-cell office:value-type="boolean" office:boolean-value="true" table:formula="of:=['RAI0503'.H44]=['RAI0503'.H8]+['RAI0503'.H25]" table:style-name="ce27">
            <text:p>TRUE</text:p>
          </table:table-cell>
          <table:table-cell office:value-type="boolean" office:boolean-value="true" table:formula="of:=['RAI0503'.I44]=['RAI0503'.I8]+['RAI0503'.I25]" table:style-name="ce27">
            <text:p>TRUE</text:p>
          </table:table-cell>
          <table:table-cell office:value-type="boolean" office:boolean-value="true" table:formula="of:=['RAI0503'.J44]=['RAI0503'.J8]+['RAI0503'.J25]" table:style-name="ce27">
            <text:p>TRUE</text:p>
          </table:table-cell>
          <table:table-cell office:value-type="boolean" office:boolean-value="true" table:formula="of:=['RAI0503'.K44]=['RAI0503'.K8]+['RAI0503'.K25]" table:style-name="ce27">
            <text:p>TRUE</text:p>
          </table:table-cell>
          <table:table-cell office:value-type="boolean" office:boolean-value="true" table:formula="of:=['RAI0503'.L44]=['RAI0503'.L8]+['RAI0503'.L25]" table:style-name="ce27">
            <text:p>TRUE</text:p>
          </table:table-cell>
          <table:table-cell office:value-type="boolean" office:boolean-value="true" table:formula="of:=['RAI0503'.M44]=['RAI0503'.M8]+['RAI0503'.M25]" table:style-name="ce27">
            <text:p>TRUE</text:p>
          </table:table-cell>
          <table:table-cell office:value-type="boolean" office:boolean-value="true" table:formula="of:=['RAI0503'.N44]=['RAI0503'.N8]+['RAI0503'.N25]" table:style-name="ce27">
            <text:p>TRUE</text:p>
          </table:table-cell>
          <table:table-cell office:value-type="boolean" office:boolean-value="true" table:formula="of:=['RAI0503'.O44]=['RAI0503'.O8]+['RAI0503'.O25]" table:style-name="ce27">
            <text:p>TRUE</text:p>
          </table:table-cell>
          <table:table-cell office:value-type="boolean" office:boolean-value="true" table:formula="of:=['RAI0503'.P44]=['RAI0503'.P8]+['RAI0503'.P25]" table:style-name="ce27">
            <text:p>TRUE</text:p>
          </table:table-cell>
          <table:table-cell office:value-type="boolean" office:boolean-value="true" table:formula="of:=['RAI0503'.Q44]=['RAI0503'.Q8]+['RAI0503'.Q25]" table:style-name="ce27">
            <text:p>TRUE</text:p>
          </table:table-cell>
          <table:table-cell office:value-type="boolean" office:boolean-value="true" table:formula="of:=['RAI0503'.R44]=['RAI0503'.R8]+['RAI0503'.R25]" table:style-name="ce27">
            <text:p>TRUE</text:p>
          </table:table-cell>
          <table:table-cell table:number-columns-repeated="16366" table:style-name="ce19"/>
        </table:table-row>
        <table:table-row table:style-name="ro3">
          <table:table-cell table:number-columns-repeated="16384" table:style-name="ce29"/>
        </table:table-row>
        <table:table-row table:style-name="ro3">
          <table:table-cell office:value-type="string" table:style-name="ce30">
            <text:p>1 <text:s/>Includes National Rail only. Excludes traspass.</text:p>
          </table:table-cell>
          <table:table-cell table:number-columns-repeated="15" table:style-name="ce29"/>
          <table:table-cell office:value-type="string" table:style-name="ce31">
            <text:p>Source: Rail Safety and Standards Board (RSSB)</text:p>
          </table:table-cell>
          <table:table-cell table:style-name="ce31"/>
          <table:table-cell table:number-columns-repeated="16366" table:style-name="ce4"/>
        </table:table-row>
        <table:table-row table:style-name="ro3">
          <table:table-cell office:value-type="string" table:style-name="ce30">
            <text:p>2 <text:s/>Excludes derailments caused by collisions with road vehicles at level crossings.</text:p>
          </table:table-cell>
          <table:table-cell table:number-columns-repeated="13" table:style-name="ce29"/>
          <table:table-cell table:style-name="ce31"/>
          <table:table-cell table:style-name="ce29"/>
          <table:table-cell office:value-type="string" table:style-name="ce32">
            <text:p>Last updated: 23 November 2017</text:p>
          </table:table-cell>
          <table:table-cell table:style-name="ce32"/>
          <table:table-cell table:number-columns-repeated="16366" table:style-name="ce4"/>
        </table:table-row>
        <table:table-row table:style-name="ro3">
          <table:table-cell table:number-columns-repeated="10" table:style-name="ce33"/>
          <table:table-cell table:number-columns-repeated="4" table:style-name="ce29"/>
          <table:table-cell table:style-name="ce34"/>
          <table:table-cell table:style-name="ce33"/>
          <table:table-cell office:value-type="string" table:style-name="ce32">
            <text:p>Next updated: November 2018</text:p>
          </table:table-cell>
          <table:table-cell table:style-name="ce32"/>
          <table:table-cell table:number-columns-repeated="16366" table:style-name="ce4"/>
        </table:table-row>
        <table:table-row table:style-name="ro3">
          <table:table-cell table:number-columns-repeated="12" table:style-name="ce33"/>
          <table:table-cell table:number-columns-repeated="2" table:style-name="ce31"/>
          <table:table-cell table:number-columns-repeated="2" table:style-name="ce33"/>
          <table:table-cell office:value-type="string" table:style-name="ce32">
            <text:p>Telephone: 020 7944 2419</text:p>
          </table:table-cell>
          <table:table-cell table:style-name="ce32"/>
          <table:table-cell table:number-columns-repeated="16366" table:style-name="ce33"/>
        </table:table-row>
        <table:table-row table:style-name="ro3">
          <table:table-cell table:number-columns-repeated="12" table:style-name="ce33"/>
          <table:table-cell table:number-columns-repeated="2" table:style-name="ce34"/>
          <table:table-cell table:number-columns-repeated="2" table:style-name="ce35"/>
          <table:table-cell office:value-type="string" table:style-name="ce32">
            <text:p>Email: rail.stats@dft.gsi.gov.uk</text:p>
          </table:table-cell>
          <table:table-cell table:style-name="ce32"/>
          <table:table-cell table:number-columns-repeated="16366" table:style-name="ce33"/>
        </table:table-row>
        <table:table-row table:style-name="ro3">
          <table:table-cell table:number-columns-repeated="12" table:style-name="ce33"/>
          <table:table-cell table:number-columns-repeated="2" table:style-name="ce35"/>
          <table:table-cell table:number-columns-repeated="16370" table:style-name="ce33"/>
        </table:table-row>
        <table:table-row table:style-name="ro3">
          <table:table-cell table:style-name="ce36"/>
          <table:table-cell table:number-columns-repeated="11" table:style-name="ce33"/>
          <table:table-cell table:number-columns-repeated="4" table:style-name="ce35"/>
          <table:table-cell table:number-columns-repeated="16368" table:style-name="ce33"/>
        </table:table-row>
        <table:table-row table:style-name="ro3">
          <table:table-cell table:number-columns-repeated="16384" table:style-name="ce33"/>
        </table:table-row>
        <table:table-row table:number-rows-repeated="1048523" table:style-name="ro4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RAI0503.$A$1"/>
          <table:named-expression table:name="_1981" table:expression="of:=[.#REF!]" table:base-cell-address="RAI0503.$A$1"/>
          <table:named-expression table:name="activeCell" table:expression="of:=[.#REF!]" table:base-cell-address="RAI0503.$A$1"/>
          <table:named-expression table:name="ANNUAL" table:expression="of:=[.#REF!]" table:base-cell-address="RAI0503.$A$1"/>
          <table:named-expression table:name="BARQTR" table:expression="of:=[.#REF!]" table:base-cell-address="RAI0503.$A$1"/>
          <table:named-expression table:name="BELGIUM" table:expression="of:=[.#REF!]" table:base-cell-address="RAI0503.$A$1"/>
          <table:named-expression table:name="CategoryTitle" table:expression="of:=[.#REF!]" table:base-cell-address="RAI0503.$A$1"/>
          <table:named-expression table:name="DEFLATOR" table:expression="of:=[.#REF!]" table:base-cell-address="RAI0503.$A$1"/>
          <table:named-expression table:name="dgdsfyh" table:expression="of:=[.#REF!]" table:base-cell-address="RAI0503.$A$1"/>
          <table:named-expression table:name="DK" table:expression="of:=[.#REF!]" table:base-cell-address="RAI0503.$A$1"/>
          <table:named-expression table:name="DNK_D" table:expression="of:=[.#REF!]" table:base-cell-address="RAI0503.$A$1"/>
          <table:named-expression table:name="EIRE" table:expression="of:=[.#REF!]" table:base-cell-address="RAI0503.$A$1"/>
          <table:named-expression table:name="fbegyear" table:expression="of:=[.#REF!]" table:base-cell-address="RAI0503.$A$1"/>
          <table:named-expression table:name="fendyear" table:expression="of:=[.#REF!]" table:base-cell-address="RAI0503.$A$1"/>
          <table:named-expression table:name="FL" table:expression="of:=[.#REF!]" table:base-cell-address="RAI0503.$A$1"/>
          <table:named-expression table:name="Footnotes" table:expression="of:=[.#REF!]" table:base-cell-address="RAI0503.$A$1"/>
          <table:named-expression table:name="FRANCE" table:expression="of:=[.#REF!]" table:base-cell-address="RAI0503.$A$1"/>
          <table:named-expression table:name="fyear" table:expression="of:=[.#REF!]" table:base-cell-address="RAI0503.$A$1"/>
          <table:named-expression table:name="GERMANY" table:expression="of:=[.#REF!]" table:base-cell-address="RAI0503.$A$1"/>
          <table:named-expression table:name="GraphTitle" table:expression="of:=[.#REF!]" table:base-cell-address="RAI0503.$A$1"/>
          <table:named-expression table:name="ITALY" table:expression="of:=[.#REF!]" table:base-cell-address="RAI0503.$A$1"/>
          <table:named-expression table:name="MON_FRI" table:expression="of:=['file:///C:/Documents%20and%20Settings/sweekes2/Local%20Settings/Temporary%20Internet%20Files/OLK2FA/Chapter%208/80407%20.xls'#'4-16DATA'.#REF!]" table:base-cell-address="RAI0503.$A$1"/>
          <table:named-expression table:name="NLS" table:expression="of:=[.#REF!]" table:base-cell-address="RAI0503.$A$1"/>
          <table:named-expression table:name="NONEC" table:expression="of:=[.#REF!]" table:base-cell-address="RAI0503.$A$1"/>
          <table:named-expression table:name="OldData" table:expression="of:=[.#REF!]" table:base-cell-address="RAI0503.$A$1"/>
          <table:named-expression table:name="OTHEREC" table:expression="of:=[.#REF!]" table:base-cell-address="RAI0503.$A$1"/>
          <table:named-expression table:name="PIE" table:expression="of:=[.#REF!]" table:base-cell-address="RAI0503.$A$1"/>
          <table:named-expression table:name="Print_Area" table:expression="of:=[.#REF!]" table:base-cell-address="RAI0503.$A$1"/>
          <table:named-expression table:name="PUBLISH_Print_Area" table:expression="of:=[.#REF!]" table:base-cell-address="RAI0503.$A$1"/>
          <table:named-expression table:name="PUBLISH1998_Print_Area" table:expression="of:=[.#REF!]" table:base-cell-address="RAI0503.$A$1"/>
          <table:named-expression table:name="qryNonEUBreakdown" table:expression="of:=[.#REF!]" table:base-cell-address="RAI0503.$A$1"/>
          <table:named-expression table:name="QUARTER" table:expression="of:=[.#REF!]" table:base-cell-address="RAI0503.$A$1"/>
          <table:named-expression table:name="SAT_SUN" table:expression="of:=['file:///C:/Documents%20and%20Settings/sweekes2/Local%20Settings/Temporary%20Internet%20Files/OLK2FA/Chapter%208/80407%20.xls'#'4-16DATA'.#REF!]" table:base-cell-address="RAI0503.$A$1"/>
          <table:named-expression table:name="SPAIN" table:expression="of:=[.#REF!]" table:base-cell-address="RAI0503.$A$1"/>
          <table:named-expression table:name="TableTitle" table:expression="of:=[.#REF!]" table:base-cell-address="RAI0503.$A$1"/>
          <table:named-expression table:name="testing" table:expression="of:=[.#REF!]" table:base-cell-address="RAI0503.$A$1"/>
          <table:named-expression table:name="ValueTitle" table:expression="of:=[.#REF!]" table:base-cell-address="RAI0503.$A$1"/>
        </table:named-expressions>
      </table:table>
      <table:table table:name="'file:///C:/2005Publications/RoRo%20Q2_2005/Bulletin205draft.xls'#CommentarySA" table:style-name="ta2">
        <table:table-source xlink:href="file:///C: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1a" table:style-name="ta2">
        <table:table-source xlink:href="file:///C:/2005Publications/RoRo%20Q2_2005/Bulletin205draft.xls" table:table-name="TABLE1a" table:mode="copy-results-only"/>
        <table:table-column/>
        <table:table-row table:number-rows-repeated="7">
          <table:table-cell table:number-columns-repeated="16384"/>
        </table:table-row>
        <table:table-row>
          <table:table-cell table:number-columns-repeated="4"/>
          <table:table-cell office:value-type="float" office:value="338.98700000000002"/>
          <table:table-cell table:number-columns-repeated="7"/>
          <table:table-cell office:value-type="float" office:value="583.88400000000001"/>
          <table:table-cell table:number-columns-repeated="16371"/>
        </table:table-row>
        <table:table-row>
          <table:table-cell table:number-columns-repeated="4"/>
          <table:table-cell office:value-type="float" office:value="360.2"/>
          <table:table-cell table:number-columns-repeated="7"/>
          <table:table-cell office:value-type="float" office:value="601.20000000000005"/>
          <table:table-cell table:number-columns-repeated="16371"/>
        </table:table-row>
        <table:table-row>
          <table:table-cell table:number-columns-repeated="4"/>
          <table:table-cell office:value-type="float" office:value="373.7"/>
          <table:table-cell table:number-columns-repeated="7"/>
          <table:table-cell office:value-type="float" office:value="629.29999999999995"/>
          <table:table-cell table:number-columns-repeated="16371"/>
        </table:table-row>
        <table:table-row>
          <table:table-cell table:number-columns-repeated="4"/>
          <table:table-cell office:value-type="float" office:value="398"/>
          <table:table-cell table:number-columns-repeated="7"/>
          <table:table-cell office:value-type="float" office:value="539.4"/>
          <table:table-cell table:number-columns-repeated="16371"/>
        </table:table-row>
        <table:table-row>
          <table:table-cell table:number-columns-repeated="4"/>
          <table:table-cell office:value-type="float" office:value="453.1"/>
          <table:table-cell table:number-columns-repeated="7"/>
          <table:table-cell office:value-type="float" office:value="701.6"/>
          <table:table-cell table:number-columns-repeated="16371"/>
        </table:table-row>
        <table:table-row>
          <table:table-cell table:number-columns-repeated="4"/>
          <table:table-cell office:value-type="float" office:value="486"/>
          <table:table-cell table:number-columns-repeated="7"/>
          <table:table-cell office:value-type="float" office:value="677.4"/>
          <table:table-cell table:number-columns-repeated="16371"/>
        </table:table-row>
        <table:table-row>
          <table:table-cell table:number-columns-repeated="4"/>
          <table:table-cell office:value-type="float" office:value="531.08299999999997"/>
          <table:table-cell table:number-columns-repeated="7"/>
          <table:table-cell office:value-type="float" office:value="626.40899999999999"/>
          <table:table-cell table:number-columns-repeated="16371"/>
        </table:table-row>
        <table:table-row table:number-rows-repeated="1048562">
          <table:table-cell table:number-columns-repeated="16371"/>
        </table:table-row>
      </table:table>
      <table:table table:name="'file:///C:/2005Publications/RoRo%20Q2_2005/Bulletin205draft.xls'#TABLE1b" table:style-name="ta2">
        <table:table-source xlink:href="file:///C: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" table:style-name="ta2">
        <table:table-source xlink:href="file:///C: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" table:style-name="ta2">
        <table:table-source xlink:href="file:///C: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" table:style-name="ta2">
        <table:table-source xlink:href="file:///C: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a" table:style-name="ta2">
        <table:table-source xlink:href="file:///C: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b" table:style-name="ta2">
        <table:table-source xlink:href="file:///C: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4AL" table:style-name="ta2">
        <table:table-source xlink:href="file:///C: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/C:/2005Publications/RoRo%20Q2_2005/Bulletin205draft.xls'#TABLE4a" table:style-name="ta2">
        <table:table-source xlink:href="file:///C: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4b" table:style-name="ta2">
        <table:table-source xlink:href="file:///C: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5" table:style-name="ta2">
        <table:table-source xlink:href="file:///C: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/C:/2005Publications/RoRo%20Q2_2005/Bulletin205draft.xls'#Routes" table:style-name="ta2">
        <table:table-source xlink:href="file:///C: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" table:style-name="ta2">
        <table:table-source xlink:href="file:///C: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2" table:style-name="ta2">
        <table:table-source xlink:href="file:///C: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2" table:style-name="ta2">
        <table:table-source xlink:href="file:///C: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1" table:style-name="ta2">
        <table:table-source xlink:href="file:///C: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1" table:style-name="ta2">
        <table:table-source xlink:href="file:///C: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3" table:style-name="ta2">
        <table:table-source xlink:href="file:///C: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3" table:style-name="ta2">
        <table:table-source xlink:href="file:///C: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4" table:style-name="ta2">
        <table:table-source xlink:href="file:///C: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4" table:style-name="ta2">
        <table:table-source xlink:href="file:///C: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3" table:style-name="ta2">
        <table:table-source xlink:href="file:///C:/Documents%20and%20Settings/sweekes2/Local%20Settings/Temporary%20Internet%20Files/OLK2FA/Chapter%208/80408%20final.xls" table:table-name="19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4" table:style-name="ta2">
        <table:table-source xlink:href="file:///C:/Documents%20and%20Settings/sweekes2/Local%20Settings/Temporary%20Internet%20Files/OLK2FA/Chapter%208/80408%20final.xls" table:table-name="19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5" table:style-name="ta2">
        <table:table-source xlink:href="file:///C:/Documents%20and%20Settings/sweekes2/Local%20Settings/Temporary%20Internet%20Files/OLK2FA/Chapter%208/80408%20final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6" table:style-name="ta2">
        <table:table-source xlink:href="file:///C:/Documents%20and%20Settings/sweekes2/Local%20Settings/Temporary%20Internet%20Files/OLK2FA/Chapter%208/80408%20final.xls" table:table-name="19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7" table:style-name="ta2">
        <table:table-source xlink:href="file:///C:/Documents%20and%20Settings/sweekes2/Local%20Settings/Temporary%20Internet%20Files/OLK2FA/Chapter%208/80408%20final.xls" table:table-name="19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8" table:style-name="ta2">
        <table:table-source xlink:href="file:///C:/Documents%20and%20Settings/sweekes2/Local%20Settings/Temporary%20Internet%20Files/OLK2FA/Chapter%208/80408%20final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9" table:style-name="ta2">
        <table:table-source xlink:href="file:///C:/Documents%20and%20Settings/sweekes2/Local%20Settings/Temporary%20Internet%20Files/OLK2FA/Chapter%208/80408%20final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RAGB2000" table:style-name="ta2">
        <table:table-source xlink:href="file:///C:/Documents%20and%20Settings/sweekes2/Local%20Settings/Temporary%20Internet%20Files/OLK2FA/Chapter%208/80408%20final.xls" table:table-name="RAGB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0" table:style-name="ta2">
        <table:table-source xlink:href="file:///C:/Documents%20and%20Settings/sweekes2/Local%20Settings/Temporary%20Internet%20Files/OLK2FA/Chapter%208/80408%20final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1" table:style-name="ta2">
        <table:table-source xlink:href="file:///C:/Documents%20and%20Settings/sweekes2/Local%20Settings/Temporary%20Internet%20Files/OLK2FA/Chapter%208/80408%20final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2" table:style-name="ta2">
        <table:table-source xlink:href="file:///C:/Documents%20and%20Settings/sweekes2/Local%20Settings/Temporary%20Internet%20Files/OLK2FA/Chapter%208/80408%20final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chart(a)-1998" table:style-name="ta2">
        <table:table-source xlink:href="file:///C:/Documents%20and%20Settings/sweekes2/Local%20Settings/Temporary%20Internet%20Files/OLK2FA/Chapter%208/80408%20final.xls" table:table-name="chart(a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chart(b)-1998" table:style-name="ta2">
        <table:table-source xlink:href="file:///C:/Documents%20and%20Settings/sweekes2/Local%20Settings/Temporary%20Internet%20Files/OLK2FA/Chapter%208/80408%20final.xls" table:table-name="chart(b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4-16DATA" table:style-name="ta2">
        <table:table-source xlink:href="file:///C:/Documents%20and%20Settings/sweekes2/Local%20Settings/Temporary%20Internet%20Files/OLK2FA/Chapter%208/80408%20final.xls" table:table-name="4-16DATA" table:mode="copy-results-only"/>
        <table:table-column/>
        <table:table-row>
          <table:table-cell office:value-type="string" office:string-value="Casualties by hour of day and day of week: 1998"/>
          <table:table-cell table:number-columns-repeated="16383"/>
        </table:table-row>
        <table:table-row table:number-rows-repeated="3">
          <table:table-cell table:number-columns-repeated="16384"/>
        </table:table-row>
        <table:table-row>
          <table:table-cell table:number-columns-repeated="3"/>
          <table:table-cell office:value-type="string" office:string-value="                DAY"/>
          <table:table-cell table:number-columns-repeated="16380"/>
        </table:table-row>
        <table:table-row table:number-rows-repeated="2">
          <table:table-cell table:number-columns-repeated="16384"/>
        </table:table-row>
        <table:table-row>
          <table:table-cell table:number-columns-repeated="2"/>
          <table:table-cell office:value-type="string" office:string-value="Sat-Sun"/>
          <table:table-cell office:value-type="string" office:string-value="Mon - Fri"/>
          <table:table-cell table:number-columns-repeated="16380"/>
        </table:table-row>
        <table:table-row>
          <table:table-cell/>
          <table:table-cell office:value-type="string" office:string-value="          Average number per hour"/>
          <table:table-cell table:number-columns-repeated="16382"/>
        </table:table-row>
        <table:table-row>
          <table:table-cell office:value-type="string" office:string-value="Hour"/>
          <table:table-cell office:value-type="string" office:string-value="0"/>
          <table:table-cell table:number-columns-repeated="16382"/>
        </table:table-row>
        <table:table-row>
          <table:table-cell/>
          <table:table-cell office:value-type="string" office:string-value="1"/>
          <table:table-cell office:value-type="float" office:value="26.5288"/>
          <table:table-cell office:value-type="float" office:value="9.5172000000000008"/>
          <table:table-cell table:number-columns-repeated="16380"/>
        </table:table-row>
        <table:table-row>
          <table:table-cell/>
          <table:table-cell office:value-type="string" office:string-value="2"/>
          <table:table-cell office:value-type="float" office:value="18.961500000000001"/>
          <table:table-cell office:value-type="float" office:value="5.8505000000000003"/>
          <table:table-cell table:number-columns-repeated="16380"/>
        </table:table-row>
        <table:table-row>
          <table:table-cell/>
          <table:table-cell office:value-type="string" office:string-value="3"/>
          <table:table-cell office:value-type="float" office:value="18.269200000000001"/>
          <table:table-cell office:value-type="float" office:value="4.6858000000000004"/>
          <table:table-cell table:number-columns-repeated="16380"/>
        </table:table-row>
        <table:table-row>
          <table:table-cell/>
          <table:table-cell office:value-type="string" office:string-value="4"/>
          <table:table-cell office:value-type="float" office:value="11.298"/>
          <table:table-cell office:value-type="float" office:value="2.7892000000000001"/>
          <table:table-cell table:number-columns-repeated="16380"/>
        </table:table-row>
        <table:table-row>
          <table:table-cell/>
          <table:table-cell office:value-type="string" office:string-value="5"/>
          <table:table-cell office:value-type="float" office:value="6.0288000000000004"/>
          <table:table-cell office:value-type="float" office:value="2.6858"/>
          <table:table-cell table:number-columns-repeated="16380"/>
        </table:table-row>
        <table:table-row>
          <table:table-cell/>
          <table:table-cell office:value-type="string" office:string-value="6"/>
          <table:table-cell office:value-type="float" office:value="5.2595999999999998"/>
          <table:table-cell office:value-type="float" office:value="5.9042000000000003"/>
          <table:table-cell table:number-columns-repeated="16380"/>
        </table:table-row>
        <table:table-row>
          <table:table-cell/>
          <table:table-cell office:value-type="string" office:string-value="7"/>
          <table:table-cell office:value-type="float" office:value="7.173"/>
          <table:table-cell office:value-type="float" office:value="13.363899999999999"/>
          <table:table-cell table:number-columns-repeated="16380"/>
        </table:table-row>
        <table:table-row>
          <table:table-cell/>
          <table:table-cell office:value-type="string" office:string-value="8"/>
          <table:table-cell office:value-type="float" office:value="10.673"/>
          <table:table-cell office:value-type="float" office:value="40.6053"/>
          <table:table-cell table:number-columns-repeated="16380"/>
        </table:table-row>
        <table:table-row>
          <table:table-cell/>
          <table:table-cell office:value-type="string" office:string-value="9"/>
          <table:table-cell office:value-type="float" office:value="18.019200000000001"/>
          <table:table-cell office:value-type="float" office:value="79.245199999999997"/>
          <table:table-cell table:number-columns-repeated="16380"/>
        </table:table-row>
        <table:table-row>
          <table:table-cell/>
          <table:table-cell office:value-type="string" office:string-value="10"/>
          <table:table-cell office:value-type="float" office:value="26.6538"/>
          <table:table-cell office:value-type="float" office:value="47.524900000000002"/>
          <table:table-cell table:number-columns-repeated="16380"/>
        </table:table-row>
        <table:table-row>
          <table:table-cell/>
          <table:table-cell office:value-type="string" office:string-value="11"/>
          <table:table-cell office:value-type="float" office:value="41.461500000000001"/>
          <table:table-cell office:value-type="float" office:value="41.233699999999999"/>
          <table:table-cell table:number-columns-repeated="16380"/>
        </table:table-row>
        <table:table-row>
          <table:table-cell/>
          <table:table-cell office:value-type="string" office:string-value="12"/>
          <table:table-cell office:value-type="float" office:value="53.605699999999999"/>
          <table:table-cell office:value-type="float" office:value="45.708799999999997"/>
          <table:table-cell table:number-columns-repeated="16380"/>
        </table:table-row>
        <table:table-row>
          <table:table-cell/>
          <table:table-cell office:value-type="string" office:string-value="13"/>
          <table:table-cell office:value-type="float" office:value="61.769199999999998"/>
          <table:table-cell office:value-type="float" office:value="50.440600000000003"/>
          <table:table-cell table:number-columns-repeated="16380"/>
        </table:table-row>
        <table:table-row>
          <table:table-cell/>
          <table:table-cell office:value-type="string" office:string-value="14"/>
          <table:table-cell office:value-type="float" office:value="64.971100000000007"/>
          <table:table-cell office:value-type="float" office:value="53.8812"/>
          <table:table-cell table:number-columns-repeated="16380"/>
        </table:table-row>
        <table:table-row>
          <table:table-cell/>
          <table:table-cell office:value-type="string" office:string-value="15"/>
          <table:table-cell office:value-type="float" office:value="62.4711"/>
          <table:table-cell office:value-type="float" office:value="51.302599999999998"/>
          <table:table-cell table:number-columns-repeated="16380"/>
        </table:table-row>
        <table:table-row>
          <table:table-cell/>
          <table:table-cell office:value-type="string" office:string-value="16"/>
          <table:table-cell office:value-type="float" office:value="58.509599999999999"/>
          <table:table-cell office:value-type="float" office:value="68.800700000000006"/>
          <table:table-cell table:number-columns-repeated="16380"/>
        </table:table-row>
        <table:table-row>
          <table:table-cell/>
          <table:table-cell office:value-type="string" office:string-value="17"/>
          <table:table-cell office:value-type="float" office:value="58.663400000000003"/>
          <table:table-cell office:value-type="float" office:value="76.896500000000003"/>
          <table:table-cell table:number-columns-repeated="16380"/>
        </table:table-row>
        <table:table-row>
          <table:table-cell/>
          <table:table-cell office:value-type="string" office:string-value="18"/>
          <table:table-cell office:value-type="float" office:value="58.884599999999999"/>
          <table:table-cell office:value-type="float" office:value="84.969300000000004"/>
          <table:table-cell table:number-columns-repeated="16380"/>
        </table:table-row>
        <table:table-row>
          <table:table-cell/>
          <table:table-cell office:value-type="string" office:string-value="19"/>
          <table:table-cell office:value-type="float" office:value="50.298000000000002"/>
          <table:table-cell office:value-type="float" office:value="64.777699999999996"/>
          <table:table-cell table:number-columns-repeated="16380"/>
        </table:table-row>
        <table:table-row>
          <table:table-cell/>
          <table:table-cell office:value-type="string" office:string-value="20"/>
          <table:table-cell office:value-type="float" office:value="45.9711"/>
          <table:table-cell office:value-type="float" office:value="50.613"/>
          <table:table-cell table:number-columns-repeated="16380"/>
        </table:table-row>
        <table:table-row>
          <table:table-cell/>
          <table:table-cell office:value-type="string" office:string-value="21"/>
          <table:table-cell office:value-type="float" office:value="35.903799999999997"/>
          <table:table-cell office:value-type="float" office:value="37.390799999999999"/>
          <table:table-cell table:number-columns-repeated="16380"/>
        </table:table-row>
        <table:table-row>
          <table:table-cell/>
          <table:table-cell office:value-type="string" office:string-value="22"/>
          <table:table-cell office:value-type="float" office:value="28.875"/>
          <table:table-cell office:value-type="float" office:value="30.662800000000001"/>
          <table:table-cell table:number-columns-repeated="16380"/>
        </table:table-row>
        <table:table-row>
          <table:table-cell/>
          <table:table-cell office:value-type="string" office:string-value="23"/>
          <table:table-cell office:value-type="float" office:value="26.067299999999999"/>
          <table:table-cell office:value-type="float" office:value="25.823699999999999"/>
          <table:table-cell table:number-columns-repeated="16380"/>
        </table:table-row>
        <table:table-row table:number-rows-repeated="3">
          <table:table-cell table:number-columns-repeated="16384"/>
        </table:table-row>
        <table:table-row>
          <table:table-cell table:number-columns-repeated="22"/>
          <table:table-cell office:value-type="float" office:value="30.375"/>
          <table:table-cell office:value-type="float" office:value="10.827586206896552"/>
          <table:table-cell table:number-columns-repeated="16360"/>
        </table:table-row>
        <table:table-row>
          <table:table-cell table:number-columns-repeated="22"/>
          <table:table-cell office:value-type="float" office:value="21.625"/>
          <table:table-cell office:value-type="float" office:value="6.3678160919540234"/>
          <table:table-cell table:number-columns-repeated="16360"/>
        </table:table-row>
        <table:table-row>
          <table:table-cell table:number-columns-repeated="22"/>
          <table:table-cell office:value-type="float" office:value="19.71153846153846"/>
          <table:table-cell office:value-type="float" office:value="4.5747126436781613"/>
          <table:table-cell table:number-columns-repeated="16360"/>
        </table:table-row>
        <table:table-row>
          <table:table-cell table:number-columns-repeated="22"/>
          <table:table-cell office:value-type="float" office:value="7.9038461538461542"/>
          <table:table-cell office:value-type="float" office:value="3.0957854406130267"/>
          <table:table-cell table:number-columns-repeated="16360"/>
        </table:table-row>
        <table:table-row>
          <table:table-cell table:number-columns-repeated="22"/>
          <table:table-cell office:value-type="float" office:value="5.0480769230769234"/>
          <table:table-cell office:value-type="float" office:value="2.6896551724137931"/>
          <table:table-cell table:number-columns-repeated="16360"/>
        </table:table-row>
        <table:table-row>
          <table:table-cell table:number-columns-repeated="22"/>
          <table:table-cell office:value-type="float" office:value="5.4711538461538458"/>
          <table:table-cell office:value-type="float" office:value="5.0613026819923368"/>
          <table:table-cell table:number-columns-repeated="16360"/>
        </table:table-row>
        <table:table-row>
          <table:table-cell table:number-columns-repeated="22"/>
          <table:table-cell office:value-type="float" office:value="7.5769230769230766"/>
          <table:table-cell office:value-type="float" office:value="11.984674329501916"/>
          <table:table-cell table:number-columns-repeated="16360"/>
        </table:table-row>
        <table:table-row>
          <table:table-cell table:number-columns-repeated="22"/>
          <table:table-cell office:value-type="float" office:value="11.961538461538462"/>
          <table:table-cell office:value-type="float" office:value="37.712643678160923"/>
          <table:table-cell table:number-columns-repeated="16360"/>
        </table:table-row>
        <table:table-row>
          <table:table-cell table:number-columns-repeated="22"/>
          <table:table-cell office:value-type="float" office:value="18.692307692307693"/>
          <table:table-cell office:value-type="float" office:value="68.337164750957854"/>
          <table:table-cell table:number-columns-repeated="16360"/>
        </table:table-row>
        <table:table-row>
          <table:table-cell table:number-columns-repeated="22"/>
          <table:table-cell office:value-type="float" office:value="26.432692307692307"/>
          <table:table-cell office:value-type="float" office:value="42.896551724137929"/>
          <table:table-cell table:number-columns-repeated="16360"/>
        </table:table-row>
        <table:table-row>
          <table:table-cell table:number-columns-repeated="22"/>
          <table:table-cell office:value-type="float" office:value="38.105769230769234"/>
          <table:table-cell office:value-type="float" office:value="38.601532567049809"/>
          <table:table-cell table:number-columns-repeated="16360"/>
        </table:table-row>
        <table:table-row>
          <table:table-cell table:number-columns-repeated="22"/>
          <table:table-cell office:value-type="float" office:value="50.644230769230766"/>
          <table:table-cell office:value-type="float" office:value="43.52873563218391"/>
          <table:table-cell table:number-columns-repeated="16360"/>
        </table:table-row>
        <table:table-row>
          <table:table-cell table:number-columns-repeated="22"/>
          <table:table-cell office:value-type="float" office:value="56.08653846153846"/>
          <table:table-cell office:value-type="float" office:value="48.842911877394634"/>
          <table:table-cell table:number-columns-repeated="16360"/>
        </table:table-row>
        <table:table-row>
          <table:table-cell table:number-columns-repeated="22"/>
          <table:table-cell office:value-type="float" office:value="56.067307692307693"/>
          <table:table-cell office:value-type="float" office:value="47.689655172413794"/>
          <table:table-cell table:number-columns-repeated="16360"/>
        </table:table-row>
        <table:table-row>
          <table:table-cell table:number-columns-repeated="22"/>
          <table:table-cell office:value-type="float" office:value="57.634615384615387"/>
          <table:table-cell office:value-type="float" office:value="46.191570881226056"/>
          <table:table-cell table:number-columns-repeated="16360"/>
        </table:table-row>
        <table:table-row>
          <table:table-cell table:number-columns-repeated="22"/>
          <table:table-cell office:value-type="float" office:value="58.394230769230766"/>
          <table:table-cell office:value-type="float" office:value="61.697318007662837"/>
          <table:table-cell table:number-columns-repeated="16360"/>
        </table:table-row>
        <table:table-row>
          <table:table-cell table:number-columns-repeated="22"/>
          <table:table-cell office:value-type="float" office:value="57.57692307692308"/>
          <table:table-cell office:value-type="float" office:value="71.306513409961681"/>
          <table:table-cell table:number-columns-repeated="16360"/>
        </table:table-row>
        <table:table-row>
          <table:table-cell table:number-columns-repeated="22"/>
          <table:table-cell office:value-type="float" office:value="57.730769230769234"/>
          <table:table-cell office:value-type="float" office:value="77.94252873563218"/>
          <table:table-cell table:number-columns-repeated="16360"/>
        </table:table-row>
        <table:table-row>
          <table:table-cell table:number-columns-repeated="22"/>
          <table:table-cell office:value-type="float" office:value="48.192307692307693"/>
          <table:table-cell office:value-type="float" office:value="56.931034482758619"/>
          <table:table-cell table:number-columns-repeated="16360"/>
        </table:table-row>
        <table:table-row>
          <table:table-cell table:number-columns-repeated="22"/>
          <table:table-cell office:value-type="float" office:value="45.596153846153847"/>
          <table:table-cell office:value-type="float" office:value="49.486590038314176"/>
          <table:table-cell table:number-columns-repeated="16360"/>
        </table:table-row>
        <table:table-row>
          <table:table-cell table:number-columns-repeated="22"/>
          <table:table-cell office:value-type="float" office:value="39.78846153846154"/>
          <table:table-cell office:value-type="float" office:value="38.716475095785441"/>
          <table:table-cell table:number-columns-repeated="16360"/>
        </table:table-row>
        <table:table-row>
          <table:table-cell table:number-columns-repeated="22"/>
          <table:table-cell office:value-type="float" office:value="31.557692307692307"/>
          <table:table-cell office:value-type="float" office:value="33.540229885057471"/>
          <table:table-cell table:number-columns-repeated="16360"/>
        </table:table-row>
        <table:table-row>
          <table:table-cell table:number-columns-repeated="22"/>
          <table:table-cell office:value-type="float" office:value="28.73076923076923"/>
          <table:table-cell office:value-type="float" office:value="28.509578544061302"/>
          <table:table-cell table:number-columns-repeated="16360"/>
        </table:table-row>
        <table:table-row>
          <table:table-cell table:number-columns-repeated="22"/>
          <table:table-cell office:value-type="float" office:value="39.403846153846153"/>
          <table:table-cell office:value-type="float" office:value="29.195402298850574"/>
          <table:table-cell table:number-columns-repeated="16360"/>
        </table:table-row>
        <table:table-row table:number-rows-repeated="1048516">
          <table:table-cell table:number-columns-repeated="16360"/>
        </table:table-row>
      </table:table>
      <table:table table:name="'file:///C:/Documents%20and%20Settings/sweekes2/Local%20Settings/Temporary%20Internet%20Files/OLK2FA/Chapter%208/80408%20final.xls'#TIS-INDEX" table:style-name="ta2">
        <table:table-source xlink:href="file:///C:/Documents%20and%20Settings/sweekes2/Local%20Settings/Temporary%20Internet%20Files/OLK2FA/Chapter%208/80408%20final.xls" table:table-name="TIS-INDEX" table:mode="copy-results-only"/>
        <table:table-column/>
        <table:table-row table:number-rows-repeated="41">
          <table:table-cell table:number-columns-repeated="16384"/>
        </table:table-row>
        <table:table-row>
          <table:table-cell office:value-type="string" office:string-value="(b) weekends"/>
          <table:table-cell table:number-columns-repeated="16383"/>
        </table:table-row>
        <table:table-row table:number-rows-repeated="1048534">
          <table:table-cell table:number-columns-repeated="16383"/>
        </table:table-row>
      </table:table>
      <table:table table:name="'file:///C:/Documents%20and%20Settings/sweekes2/Local%20Settings/Temporary%20Internet%20Files/OLK2FA/Chapter%208/80408%20final.xls'#1999_Chart" table:style-name="ta2">
        <table:table-source xlink:href="file:///C:/Documents%20and%20Settings/sweekes2/Local%20Settings/Temporary%20Internet%20Files/OLK2FA/Chapter%208/80408%20final.xls" table:table-name="1999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0_Chart" table:style-name="ta2">
        <table:table-source xlink:href="file:///C:/Documents%20and%20Settings/sweekes2/Local%20Settings/Temporary%20Internet%20Files/OLK2FA/Chapter%208/80408%20final.xls" table:table-name="2000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1_Chart" table:style-name="ta2">
        <table:table-source xlink:href="file:///C:/Documents%20and%20Settings/sweekes2/Local%20Settings/Temporary%20Internet%20Files/OLK2FA/Chapter%208/80408%20final.xls" table:table-name="2001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8_4" table:style-name="ta2">
        <table:table-source xlink:href="file:///C:/Documents%20and%20Settings/sweekes2/Local%20Settings/Temporary%20Internet%20Files/OLK2FA/Chapter%208/80408%20final.xls" table:table-name="8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RAWDATA" table:style-name="ta2">
        <table:table-source xlink:href="file:///C:/Documents%20and%20Settings/sweekes2/Local%20Settings/Temporary%20Internet%20Files/OLK2FA/Chapter%208/80408%20final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Alternate_Publish" table:style-name="ta2">
        <table:table-source xlink:href="file:///C:/Documents%20and%20Settings/sweekes2/Local%20Settings/Temporary%20Internet%20Files/OLK2FA/Chapter%208/80408%20final.xls" table:table-name="Alternate_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Grapher" table:style-name="ta2">
        <table:table-source xlink:href="file:///C:/Documents%20and%20Settings/sweekes2/Local%20Settings/Temporary%20Internet%20Files/OLK2FA/Chapter%208/80408%20final.xls" table:table-name="Graph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9_Chart2" table:style-name="ta2">
        <table:table-source xlink:href="file:///C:/Documents%20and%20Settings/sweekes2/Local%20Settings/Temporary%20Internet%20Files/OLK2FA/Chapter%208/80408%20final.xls" table:table-name="1999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0_Chart2" table:style-name="ta2">
        <table:table-source xlink:href="file:///C:/Documents%20and%20Settings/sweekes2/Local%20Settings/Temporary%20Internet%20Files/OLK2FA/Chapter%208/80408%20final.xls" table:table-name="2000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1_Chart2" table:style-name="ta2">
        <table:table-source xlink:href="file:///C:/Documents%20and%20Settings/sweekes2/Local%20Settings/Temporary%20Internet%20Files/OLK2FA/Chapter%208/80408%20final.xls" table:table-name="2001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8_42" table:style-name="ta2">
        <table:table-source xlink:href="file:///C:/Documents%20and%20Settings/sweekes2/Local%20Settings/Temporary%20Internet%20Files/OLK2FA/Chapter%208/80408%20final.xls" table:table-name="8_4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Alternate_Publish2" table:style-name="ta2">
        <table:table-source xlink:href="file:///C:/Documents%20and%20Settings/sweekes2/Local%20Settings/Temporary%20Internet%20Files/OLK2FA/Chapter%208/80408%20final.xls" table:table-name="Alternate_Publish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9_Chart1" table:style-name="ta2">
        <table:table-source xlink:href="file:///C:/Documents%20and%20Settings/sweekes2/Local%20Settings/Temporary%20Internet%20Files/OLK2FA/Chapter%208/80408%20final.xls" table:table-name="1999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0_Chart1" table:style-name="ta2">
        <table:table-source xlink:href="file:///C:/Documents%20and%20Settings/sweekes2/Local%20Settings/Temporary%20Internet%20Files/OLK2FA/Chapter%208/80408%20final.xls" table:table-name="2000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1_Chart1" table:style-name="ta2">
        <table:table-source xlink:href="file:///C:/Documents%20and%20Settings/sweekes2/Local%20Settings/Temporary%20Internet%20Files/OLK2FA/Chapter%208/80408%20final.xls" table:table-name="2001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8_41" table:style-name="ta2">
        <table:table-source xlink:href="file:///C:/Documents%20and%20Settings/sweekes2/Local%20Settings/Temporary%20Internet%20Files/OLK2FA/Chapter%208/80408%20final.xls" table:table-name="8_4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Alternate_Publish1" table:style-name="ta2">
        <table:table-source xlink:href="file:///C:/Documents%20and%20Settings/sweekes2/Local%20Settings/Temporary%20Internet%20Files/OLK2FA/Chapter%208/80408%20final.xls" table:table-name="Alternate_Publish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9_Chart3" table:style-name="ta2">
        <table:table-source xlink:href="file:///C:/Documents%20and%20Settings/sweekes2/Local%20Settings/Temporary%20Internet%20Files/OLK2FA/Chapter%208/80408%20final.xls" table:table-name="1999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0_Chart3" table:style-name="ta2">
        <table:table-source xlink:href="file:///C:/Documents%20and%20Settings/sweekes2/Local%20Settings/Temporary%20Internet%20Files/OLK2FA/Chapter%208/80408%20final.xls" table:table-name="2000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1_Chart3" table:style-name="ta2">
        <table:table-source xlink:href="file:///C:/Documents%20and%20Settings/sweekes2/Local%20Settings/Temporary%20Internet%20Files/OLK2FA/Chapter%208/80408%20final.xls" table:table-name="2001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8_43" table:style-name="ta2">
        <table:table-source xlink:href="file:///C:/Documents%20and%20Settings/sweekes2/Local%20Settings/Temporary%20Internet%20Files/OLK2FA/Chapter%208/80408%20final.xls" table:table-name="8_4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Alternate_Publish3" table:style-name="ta2">
        <table:table-source xlink:href="file:///C:/Documents%20and%20Settings/sweekes2/Local%20Settings/Temporary%20Internet%20Files/OLK2FA/Chapter%208/80408%20final.xls" table:table-name="Alternate_Publish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1999_Chart4" table:style-name="ta2">
        <table:table-source xlink:href="file:///C:/Documents%20and%20Settings/sweekes2/Local%20Settings/Temporary%20Internet%20Files/OLK2FA/Chapter%208/80408%20final.xls" table:table-name="1999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0_Chart4" table:style-name="ta2">
        <table:table-source xlink:href="file:///C:/Documents%20and%20Settings/sweekes2/Local%20Settings/Temporary%20Internet%20Files/OLK2FA/Chapter%208/80408%20final.xls" table:table-name="2000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2001_Chart4" table:style-name="ta2">
        <table:table-source xlink:href="file:///C:/Documents%20and%20Settings/sweekes2/Local%20Settings/Temporary%20Internet%20Files/OLK2FA/Chapter%208/80408%20final.xls" table:table-name="2001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8_44" table:style-name="ta2">
        <table:table-source xlink:href="file:///C:/Documents%20and%20Settings/sweekes2/Local%20Settings/Temporary%20Internet%20Files/OLK2FA/Chapter%208/80408%20final.xls" table:table-name="8_4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8%20final.xls'#Alternate_Publish4" table:style-name="ta2">
        <table:table-source xlink:href="file:///C:/Documents%20and%20Settings/sweekes2/Local%20Settings/Temporary%20Internet%20Files/OLK2FA/Chapter%208/80408%20final.xls" table:table-name="Alternate_Publish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CommentarySA" table:style-name="ta2">
        <table:table-source xlink:href="file:///C: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1a" table:style-name="ta2">
        <table:table-source xlink:href="file:///C: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1b" table:style-name="ta2">
        <table:table-source xlink:href="file:///C: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2" table:style-name="ta2">
        <table:table-source xlink:href="file:///C: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" table:style-name="ta2">
        <table:table-source xlink:href="file:///C: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a" table:style-name="ta2">
        <table:table-source xlink:href="file:///C: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b" table:style-name="ta2">
        <table:table-source xlink:href="file:///C: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AL" table:style-name="ta2">
        <table:table-source xlink:href="file:///C: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a" table:style-name="ta2">
        <table:table-source xlink:href="file:///C: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b" table:style-name="ta2">
        <table:table-source xlink:href="file:///C: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5" table:style-name="ta2">
        <table:table-source xlink:href="file:///C: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3" table:style-name="ta2">
        <table:table-source xlink:href="file:///C:/Documents%20and%20Settings/sweekes2/Local%20Settings/Temporary%20Internet%20Files/OLK2FA/Chapter%208/80407%20.xls" table:table-name="19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4" table:style-name="ta2">
        <table:table-source xlink:href="file:///C:/Documents%20and%20Settings/sweekes2/Local%20Settings/Temporary%20Internet%20Files/OLK2FA/Chapter%208/80407%20.xls" table:table-name="19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5" table:style-name="ta2">
        <table:table-source xlink:href="file:///C:/Documents%20and%20Settings/sweekes2/Local%20Settings/Temporary%20Internet%20Files/OLK2FA/Chapter%208/80407%20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6" table:style-name="ta2">
        <table:table-source xlink:href="file:///C:/Documents%20and%20Settings/sweekes2/Local%20Settings/Temporary%20Internet%20Files/OLK2FA/Chapter%208/80407%20.xls" table:table-name="19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7" table:style-name="ta2">
        <table:table-source xlink:href="file:///C:/Documents%20and%20Settings/sweekes2/Local%20Settings/Temporary%20Internet%20Files/OLK2FA/Chapter%208/80407%20.xls" table:table-name="19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8" table:style-name="ta2">
        <table:table-source xlink:href="file:///C:/Documents%20and%20Settings/sweekes2/Local%20Settings/Temporary%20Internet%20Files/OLK2FA/Chapter%208/80407%20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9" table:style-name="ta2">
        <table:table-source xlink:href="file:///C:/Documents%20and%20Settings/sweekes2/Local%20Settings/Temporary%20Internet%20Files/OLK2FA/Chapter%208/80407%20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RAGB2000" table:style-name="ta2">
        <table:table-source xlink:href="file:///C:/Documents%20and%20Settings/sweekes2/Local%20Settings/Temporary%20Internet%20Files/OLK2FA/Chapter%208/80407%20.xls" table:table-name="RAGB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0" table:style-name="ta2">
        <table:table-source xlink:href="file:///C:/Documents%20and%20Settings/sweekes2/Local%20Settings/Temporary%20Internet%20Files/OLK2FA/Chapter%208/80407%20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1" table:style-name="ta2">
        <table:table-source xlink:href="file:///C:/Documents%20and%20Settings/sweekes2/Local%20Settings/Temporary%20Internet%20Files/OLK2FA/Chapter%208/80407%20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2" table:style-name="ta2">
        <table:table-source xlink:href="file:///C:/Documents%20and%20Settings/sweekes2/Local%20Settings/Temporary%20Internet%20Files/OLK2FA/Chapter%208/80407%20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chart(a)-1998" table:style-name="ta2">
        <table:table-source xlink:href="file:///C:/Documents%20and%20Settings/sweekes2/Local%20Settings/Temporary%20Internet%20Files/OLK2FA/Chapter%208/80407%20.xls" table:table-name="chart(a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chart(b)-1998" table:style-name="ta2">
        <table:table-source xlink:href="file:///C:/Documents%20and%20Settings/sweekes2/Local%20Settings/Temporary%20Internet%20Files/OLK2FA/Chapter%208/80407%20.xls" table:table-name="chart(b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4-16DATA" table:style-name="ta2">
        <table:table-source xlink:href="file:///C:/Documents%20and%20Settings/sweekes2/Local%20Settings/Temporary%20Internet%20Files/OLK2FA/Chapter%208/80407%20.xls" table:table-name="4-16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TIS-INDEX" table:style-name="ta2">
        <table:table-source xlink:href="file:///C:/Documents%20and%20Settings/sweekes2/Local%20Settings/Temporary%20Internet%20Files/OLK2FA/Chapter%208/80407%20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9_Chart" table:style-name="ta2">
        <table:table-source xlink:href="file:///C:/Documents%20and%20Settings/sweekes2/Local%20Settings/Temporary%20Internet%20Files/OLK2FA/Chapter%208/80407%20.xls" table:table-name="1999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0_Chart" table:style-name="ta2">
        <table:table-source xlink:href="file:///C:/Documents%20and%20Settings/sweekes2/Local%20Settings/Temporary%20Internet%20Files/OLK2FA/Chapter%208/80407%20.xls" table:table-name="2000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1_Chart" table:style-name="ta2">
        <table:table-source xlink:href="file:///C:/Documents%20and%20Settings/sweekes2/Local%20Settings/Temporary%20Internet%20Files/OLK2FA/Chapter%208/80407%20.xls" table:table-name="2001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Alternate_Publish" table:style-name="ta2">
        <table:table-source xlink:href="file:///C:/Documents%20and%20Settings/sweekes2/Local%20Settings/Temporary%20Internet%20Files/OLK2FA/Chapter%208/80407%20.xls" table:table-name="Alternate_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RAWDATA" table:style-name="ta2">
        <table:table-source xlink:href="file:///C:/Documents%20and%20Settings/sweekes2/Local%20Settings/Temporary%20Internet%20Files/OLK2FA/Chapter%208/80407%20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Grapher" table:style-name="ta2">
        <table:table-source xlink:href="file:///C:/Documents%20and%20Settings/sweekes2/Local%20Settings/Temporary%20Internet%20Files/OLK2FA/Chapter%208/80407%20.xls" table:table-name="Graph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9_Chart2" table:style-name="ta2">
        <table:table-source xlink:href="file:///C:/Documents%20and%20Settings/sweekes2/Local%20Settings/Temporary%20Internet%20Files/OLK2FA/Chapter%208/80407%20.xls" table:table-name="1999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0_Chart2" table:style-name="ta2">
        <table:table-source xlink:href="file:///C:/Documents%20and%20Settings/sweekes2/Local%20Settings/Temporary%20Internet%20Files/OLK2FA/Chapter%208/80407%20.xls" table:table-name="2000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1_Chart2" table:style-name="ta2">
        <table:table-source xlink:href="file:///C:/Documents%20and%20Settings/sweekes2/Local%20Settings/Temporary%20Internet%20Files/OLK2FA/Chapter%208/80407%20.xls" table:table-name="2001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Alternate_Publish2" table:style-name="ta2">
        <table:table-source xlink:href="file:///C:/Documents%20and%20Settings/sweekes2/Local%20Settings/Temporary%20Internet%20Files/OLK2FA/Chapter%208/80407%20.xls" table:table-name="Alternate_Publish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9_Chart1" table:style-name="ta2">
        <table:table-source xlink:href="file:///C:/Documents%20and%20Settings/sweekes2/Local%20Settings/Temporary%20Internet%20Files/OLK2FA/Chapter%208/80407%20.xls" table:table-name="1999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0_Chart1" table:style-name="ta2">
        <table:table-source xlink:href="file:///C:/Documents%20and%20Settings/sweekes2/Local%20Settings/Temporary%20Internet%20Files/OLK2FA/Chapter%208/80407%20.xls" table:table-name="2000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1_Chart1" table:style-name="ta2">
        <table:table-source xlink:href="file:///C:/Documents%20and%20Settings/sweekes2/Local%20Settings/Temporary%20Internet%20Files/OLK2FA/Chapter%208/80407%20.xls" table:table-name="2001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Alternate_Publish1" table:style-name="ta2">
        <table:table-source xlink:href="file:///C:/Documents%20and%20Settings/sweekes2/Local%20Settings/Temporary%20Internet%20Files/OLK2FA/Chapter%208/80407%20.xls" table:table-name="Alternate_Publish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9_Chart3" table:style-name="ta2">
        <table:table-source xlink:href="file:///C:/Documents%20and%20Settings/sweekes2/Local%20Settings/Temporary%20Internet%20Files/OLK2FA/Chapter%208/80407%20.xls" table:table-name="1999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0_Chart3" table:style-name="ta2">
        <table:table-source xlink:href="file:///C:/Documents%20and%20Settings/sweekes2/Local%20Settings/Temporary%20Internet%20Files/OLK2FA/Chapter%208/80407%20.xls" table:table-name="2000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1_Chart3" table:style-name="ta2">
        <table:table-source xlink:href="file:///C:/Documents%20and%20Settings/sweekes2/Local%20Settings/Temporary%20Internet%20Files/OLK2FA/Chapter%208/80407%20.xls" table:table-name="2001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Alternate_Publish3" table:style-name="ta2">
        <table:table-source xlink:href="file:///C:/Documents%20and%20Settings/sweekes2/Local%20Settings/Temporary%20Internet%20Files/OLK2FA/Chapter%208/80407%20.xls" table:table-name="Alternate_Publish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1999_Chart4" table:style-name="ta2">
        <table:table-source xlink:href="file:///C:/Documents%20and%20Settings/sweekes2/Local%20Settings/Temporary%20Internet%20Files/OLK2FA/Chapter%208/80407%20.xls" table:table-name="1999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0_Chart4" table:style-name="ta2">
        <table:table-source xlink:href="file:///C:/Documents%20and%20Settings/sweekes2/Local%20Settings/Temporary%20Internet%20Files/OLK2FA/Chapter%208/80407%20.xls" table:table-name="2000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2001_Chart4" table:style-name="ta2">
        <table:table-source xlink:href="file:///C:/Documents%20and%20Settings/sweekes2/Local%20Settings/Temporary%20Internet%20Files/OLK2FA/Chapter%208/80407%20.xls" table:table-name="2001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sweekes2/Local%20Settings/Temporary%20Internet%20Files/OLK2FA/Chapter%208/80407%20.xls'#Alternate_Publish4" table:style-name="ta2">
        <table:table-source xlink:href="file:///C:/Documents%20and%20Settings/sweekes2/Local%20Settings/Temporary%20Internet%20Files/OLK2FA/Chapter%208/80407%20.xls" table:table-name="Alternate_Publish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SGB1998/SECTION1/1-13-98.XLS'#TIS-INDEX" table:style-name="ta2">
        <table:table-source xlink:href="file:///C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\0" table:cell-range-address="'file:///C:/2005Publications/RoRo%20Q2_2005/Bulletin205draft.xls'#TABLE1a.$U$1:TABLE1a.$U$7" table:base-cell-address="RAI0503.$A$1"/>
        <table:named-range table:name="\p" table:cell-range-address="'file:///C:/2005Publications/RoRo%20Q2_2005/Bulletin205draft.xls'#TABLE1a.$P$1" table:base-cell-address="RAI0503.$A$1"/>
        <table:named-range table:name="\t" table:cell-range-address="'file:///C:/2005Publications/RoRo%20Q2_2005/Bulletin205draft.xls'#TABLE1a.$U$3" table:base-cell-address="RAI0503.$A$1"/>
        <table:named-expression table:name="_1.2__Average_distance_travelled_by_mode_of_travel__1975_76__1985_86_and_1993_95" table:expression="of:=[.#REF!]" table:base-cell-address="RAI0503.$A$1"/>
        <table:named-expression table:name="_1981" table:expression="of:=[.#REF!]" table:base-cell-address="RAI0503.$A$1"/>
        <table:named-range table:name="_1991" table:cell-range-address="'file:///C:/Documents%20and%20Settings/sweekes2/Local%20Settings/Temporary%20Internet%20Files/OLK2FA/Chapter%208/80408%20final.xls'#4-16DATA.$W$37:4-16DATA.$X$60" table:base-cell-address="RAI0503.$A$1"/>
        <table:named-expression table:name="activeCell" table:expression="of:=[.#REF!]" table:base-cell-address="RAI0503.$A$1"/>
        <table:named-expression table:name="ALL" table:expression="of:=#N/A" table:base-cell-address="RAI0503.$A$1"/>
        <table:named-range table:name="ANNBELGIUM" table:cell-range-address="'file:///C:/2005Publications/RoRo%20Q2_2005/Bulletin205draft.xls'#TABLE5.$D$5:TABLE5.$D$12" table:base-cell-address="RAI0503.$A$1"/>
        <table:named-range table:name="ANNDVR" table:cell-range-address="'file:///C:/2005Publications/RoRo%20Q2_2005/Bulletin205draft.xls'#TABLE4AL.$D$6:TABLE4AL.$D$12" table:base-cell-address="RAI0503.$A$1"/>
        <table:named-range table:name="ANNENG" table:cell-range-address="'file:///C:/2005Publications/RoRo%20Q2_2005/Bulletin205draft.xls'#TABLE4AL.$F$6:TABLE4AL.$F$12" table:base-cell-address="RAI0503.$A$1"/>
        <table:named-range table:name="ANNFORIEGN" table:cell-range-address="'file:///C:/2005Publications/RoRo%20Q2_2005/Bulletin205draft.xls'#TABLE1a.$P$37" table:base-cell-address="RAI0503.$A$1"/>
        <table:named-range table:name="ANNFRANCE" table:cell-range-address="'file:///C:/2005Publications/RoRo%20Q2_2005/Bulletin205draft.xls'#TABLE5.$B$5:TABLE5.$B$12" table:base-cell-address="RAI0503.$A$1"/>
        <table:named-range table:name="ANNL" table:cell-range-address="'file:///C:/2005Publications/RoRo%20Q2_2005/Bulletin205draft.xls'#TABLE5.$F$5:TABLE5.$F$12" table:base-cell-address="RAI0503.$A$1"/>
        <table:named-range table:name="ANNOTHER" table:cell-range-address="'file:///C:/2005Publications/RoRo%20Q2_2005/Bulletin205draft.xls'#TABLE5.$J$5:TABLE5.$J$12" table:base-cell-address="RAI0503.$A$1"/>
        <table:named-range table:name="ANNSE" table:cell-range-address="'file:///C:/2005Publications/RoRo%20Q2_2005/Bulletin205draft.xls'#TABLE4AL.$B$6:TABLE4AL.$B$12" table:base-cell-address="RAI0503.$A$1"/>
        <table:named-expression table:name="ANNUAL" table:expression="of:=[.#REF!]" table:base-cell-address="RAI0503.$A$1"/>
        <table:named-range table:name="ANNUK" table:cell-range-address="'file:///C:/2005Publications/RoRo%20Q2_2005/Bulletin205draft.xls'#TABLE1a.$E$8:TABLE1a.$E$14" table:base-cell-address="RAI0503.$A$1"/>
        <table:named-range table:name="ANNUT" table:cell-range-address="'file:///C:/2005Publications/RoRo%20Q2_2005/Bulletin205draft.xls'#TABLE1a.$M$8:TABLE1a.$M$14" table:base-cell-address="RAI0503.$A$1"/>
        <table:named-expression table:name="BARQTR" table:expression="of:=[.#REF!]" table:base-cell-address="RAI0503.$A$1"/>
        <table:named-expression table:name="BELGIUM" table:expression="of:=[.#REF!]" table:base-cell-address="RAI0503.$A$1"/>
        <table:named-expression table:name="BULL" table:expression="of:=#N/A" table:base-cell-address="RAI0503.$A$1"/>
        <table:named-range table:name="CAMARA" table:cell-range-address="'file:///C:/2005Publications/RoRo%20Q2_2005/Bulletin205draft.xls'#TABLE1a.$P$4" table:base-cell-address="RAI0503.$A$1"/>
        <table:named-expression table:name="CategoryTitle" table:expression="of:=[.#REF!]" table:base-cell-address="RAI0503.$A$1"/>
        <table:named-range table:name="CLONE" table:cell-range-address="'file:///C:/2005Publications/RoRo%20Q2_2005/Bulletin205draft.xls'#TABLE1a.$P$6" table:base-cell-address="RAI0503.$A$1"/>
        <table:named-expression table:name="DEFLATOR" table:expression="of:=[.#REF!]" table:base-cell-address="RAI0503.$A$1"/>
        <table:named-expression table:name="dgdsfyh" table:expression="of:=[.#REF!]" table:base-cell-address="RAI0503.$A$1"/>
        <table:named-expression table:name="DK" table:expression="of:=[.#REF!]" table:base-cell-address="RAI0503.$A$1"/>
        <table:named-expression table:name="DNK_D" table:expression="of:=[.#REF!]" table:base-cell-address="RAI0503.$A$1"/>
        <table:named-expression table:name="DOVER" table:expression="of:=#N/A" table:base-cell-address="RAI0503.$A$1"/>
        <table:named-expression table:name="EIRE" table:expression="of:=[.#REF!]" table:base-cell-address="RAI0503.$A$1"/>
        <table:named-expression table:name="ENGLISH" table:expression="of:=#N/A" table:base-cell-address="RAI0503.$A$1"/>
        <table:named-expression table:name="fbegyear" table:expression="of:=[.#REF!]" table:base-cell-address="RAI0503.$A$1"/>
        <table:named-expression table:name="fendyear" table:expression="of:=[.#REF!]" table:base-cell-address="RAI0503.$A$1"/>
        <table:named-expression table:name="FL" table:expression="of:=[.#REF!]" table:base-cell-address="RAI0503.$A$1"/>
        <table:named-expression table:name="Footnotes" table:expression="of:=[.#REF!]" table:base-cell-address="RAI0503.$A$1"/>
        <table:named-range table:name="FOREIGN" table:cell-range-address="'file:///C:/2005Publications/RoRo%20Q2_2005/Bulletin205draft.xls'#TABLE1a.$P$38:TABLE1a.$P$52" table:base-cell-address="RAI0503.$A$1"/>
        <table:named-expression table:name="FRANCE" table:expression="of:=[.#REF!]" table:base-cell-address="RAI0503.$A$1"/>
        <table:named-expression table:name="fyear" table:expression="of:=[.#REF!]" table:base-cell-address="RAI0503.$A$1"/>
        <table:named-expression table:name="GERMANY" table:expression="of:=[.#REF!]" table:base-cell-address="RAI0503.$A$1"/>
        <table:named-expression table:name="GraphData" table:expression="of:=['file:///C:/TSGB1998/SECTION1/1-13-98.XLS'#'TIS-INDEX'.$B$13:.$Q$44]~['file:///C:/TSGB1998/SECTION1/1-13-98.XLS'#'TIS-INDEX'.$E$9:.$R$9]" table:base-cell-address="RAI0503.$A$1"/>
        <table:named-expression table:name="GraphTitle" table:expression="of:=[.#REF!]" table:base-cell-address="RAI0503.$A$1"/>
        <table:named-expression table:name="ITALY" table:expression="of:=[.#REF!]" table:base-cell-address="RAI0503.$A$1"/>
        <table:named-expression table:name="MON_FRI" table:expression="of:=['file:///C:/Documents%20and%20Settings/sweekes2/Local%20Settings/Temporary%20Internet%20Files/OLK2FA/Chapter%208/80407%20.xls'#'4-16DATA'.#REF!]" table:base-cell-address="RAI0503.$A$1"/>
        <table:named-expression table:name="NLS" table:expression="of:=[.#REF!]" table:base-cell-address="RAI0503.$A$1"/>
        <table:named-expression table:name="NONEC" table:expression="of:=[.#REF!]" table:base-cell-address="RAI0503.$A$1"/>
        <table:named-expression table:name="NORTHSEA" table:expression="of:=#N/A" table:base-cell-address="RAI0503.$A$1"/>
        <table:named-expression table:name="OldData" table:expression="of:=[.#REF!]" table:base-cell-address="RAI0503.$A$1"/>
        <table:named-expression table:name="OTHER" table:expression="of:=#N/A" table:base-cell-address="RAI0503.$A$1"/>
        <table:named-expression table:name="OTHEREC" table:expression="of:=[.#REF!]" table:base-cell-address="RAI0503.$A$1"/>
        <table:named-expression table:name="PIE" table:expression="of:=[.#REF!]" table:base-cell-address="RAI0503.$A$1"/>
        <table:named-expression table:name="Print_Area" table:expression="of:=[.#REF!]" table:base-cell-address="RAI0503.$A$1"/>
        <table:named-range table:name="Print_Area_MI" table:cell-range-address="'file:///C:/Documents%20and%20Settings/sweekes2/Local%20Settings/Temporary%20Internet%20Files/OLK2FA/Chapter%208/80408%20final.xls'#4-16DATA.$A$1:4-16DATA.$G$33" table:base-cell-address="RAI0503.$A$1"/>
        <table:named-expression table:name="PUBLISH_Print_Area" table:expression="of:=[.#REF!]" table:base-cell-address="RAI0503.$A$1"/>
        <table:named-expression table:name="PUBLISH1998_Print_Area" table:expression="of:=[.#REF!]" table:base-cell-address="RAI0503.$A$1"/>
        <table:named-expression table:name="qryNonEUBreakdown" table:expression="of:=[.#REF!]" table:base-cell-address="RAI0503.$A$1"/>
        <table:named-expression table:name="QUARTER" table:expression="of:=[.#REF!]" table:base-cell-address="RAI0503.$A$1"/>
        <table:named-expression table:name="SAT_SUN" table:expression="of:=['file:///C:/Documents%20and%20Settings/sweekes2/Local%20Settings/Temporary%20Internet%20Files/OLK2FA/Chapter%208/80407%20.xls'#'4-16DATA'.#REF!]" table:base-cell-address="RAI0503.$A$1"/>
        <table:named-expression table:name="SPAIN" table:expression="of:=[.#REF!]" table:base-cell-address="RAI0503.$A$1"/>
        <table:named-range table:name="tab" table:cell-range-address="'file:///C:/IRHS/EXCEL/RORO/bulletins/2003/SA%20Changes/SA%20Changes%20to%20bulletin%20-%20draft.xls'#TABLE1a.$U$3" table:base-cell-address="RAI0503.$A$1"/>
        <table:named-expression table:name="TAB4ALL" table:expression="of:=#N/A" table:base-cell-address="RAI0503.$A$1"/>
        <table:named-expression table:name="TAB4PV" table:expression="of:=#N/A" table:base-cell-address="RAI0503.$A$1"/>
        <table:named-expression table:name="TAB4UT" table:expression="of:=#N/A" table:base-cell-address="RAI0503.$A$1"/>
        <table:named-expression table:name="TableTitle" table:expression="of:=[.#REF!]" table:base-cell-address="RAI0503.$A$1"/>
        <table:named-expression table:name="testing" table:expression="of:=[.#REF!]" table:base-cell-address="RAI0503.$A$1"/>
        <table:named-expression table:name="UK" table:expression="of:=#N/A" table:base-cell-address="RAI0503.$A$1"/>
        <table:named-expression table:name="UT" table:expression="of:=#N/A" table:base-cell-address="RAI0503.$A$1"/>
        <table:named-expression table:name="ValueTitle" table:expression="of:=[.#REF!]" table:base-cell-address="RAI0503.$A$1"/>
        <table:named-range table:name="Weekends" table:cell-range-address="'file:///C:/Documents%20and%20Settings/sweekes2/Local%20Settings/Temporary%20Internet%20Files/OLK2FA/Chapter%208/80408%20final.xls'#TIS-INDEX.$A$42" table:base-cell-address="RAI0503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2" number:min-integer-digits="1"/>
      <number:text> </number:text>
    </number:number-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80809_32_working" style:display-name="Normal_80809 working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80909_32_working" style:display-name="Normal_80909 working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81009_32_working" style:display-name="Normal_81009 working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Title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56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partment for Transport</meta:initial-creator>
    <dc:creator>Renee Davis</dc:creator>
    <meta:creation-date>2011-11-14T10:33:12Z</meta:creation-date>
    <dc:date>2018-11-02T09:41:16Z</dc:date>
    <meta:print-date>2018-10-31T10:19:29Z</meta:print-date>
    <meta:user-defined meta:name="_NewReviewCycle"/>
  </office:meta>
</office:document-meta>
</file>